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61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upload.wikimedia.org/wikipedia/en/thumb/4/41/Flag_of_India.svg/23px-Flag_of_India.svg.png" draw:style-name="gr1" draw:text-style-name="P1" svg:width="4.86mm" svg:height="3.17mm" svg:x="22.57mm" svg:y="4.51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1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9.03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2" draw:name="https://upload.wikimedia.org/wikipedia/en/thumb/0/05/Flag_of_Brazil.svg/22px-Flag_of_Brazil.svg.png" draw:style-name="gr1" draw:text-style-name="P1" svg:width="4.65mm" svg:height="3.17mm" svg:x="22.57mm" svg:y="13.54mm">
            <draw:image xlink:href="https://upload.wikimedia.org/wikipedia/en/thumb/0/05/Flag_of_Brazil.svg/22px-Flag_of_Brazil.svg.png" xlink:type="simple" xlink:show="embed" xlink:actuate="onLoad">
              <text:p/>
            </draw:image>
          </draw:frame>
          <draw:frame draw:z-index="3" draw:name="https://upload.wikimedia.org/wikipedia/commons/thumb/f/fc/Flag_of_Mexico.svg/23px-Flag_of_Mexico.svg.png" draw:style-name="gr1" draw:text-style-name="P1" svg:width="4.86mm" svg:height="2.74mm" svg:x="22.57mm" svg:y="18.06mm">
            <draw:image xlink:href="https://upload.wikimedia.org/wikipedia/commons/thumb/f/fc/Flag_of_Mexico.svg/23px-Flag_of_Mexico.svg.png" xlink:type="simple" xlink:show="embed" xlink:actuate="onLoad">
              <text:p/>
            </draw:image>
          </draw:frame>
          <draw:frame draw:z-index="4" draw:name="https://upload.wikimedia.org/wikipedia/commons/thumb/f/fe/Flag_of_Egypt.svg/23px-Flag_of_Egypt.svg.png" draw:style-name="gr1" draw:text-style-name="P1" svg:width="4.86mm" svg:height="3.17mm" svg:x="22.57mm" svg:y="22.57mm">
            <draw:image xlink:href="https://upload.wikimedia.org/wikipedia/commons/thumb/f/fe/Flag_of_Egypt.svg/23px-Flag_of_Egypt.svg.png" xlink:type="simple" xlink:show="embed" xlink:actuate="onLoad">
              <text:p/>
            </draw:image>
          </draw:frame>
          <draw:frame draw:z-index="5" draw:name="https://upload.wikimedia.org/wikipedia/en/thumb/4/41/Flag_of_India.svg/23px-Flag_of_India.svg.png" draw:style-name="gr1" draw:text-style-name="P1" svg:width="4.86mm" svg:height="3.17mm" svg:x="22.57mm" svg:y="27.09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6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31.6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7" draw:name="https://upload.wikimedia.org/wikipedia/commons/thumb/f/f9/Flag_of_Bangladesh.svg/23px-Flag_of_Bangladesh.svg.png" draw:style-name="gr1" draw:text-style-name="P1" svg:width="4.86mm" svg:height="2.95mm" svg:x="22.57mm" svg:y="36.12mm">
            <draw:image xlink:href="https://upload.wikimedia.org/wikipedia/commons/thumb/f/f9/Flag_of_Bangladesh.svg/23px-Flag_of_Bangladesh.svg.png" xlink:type="simple" xlink:show="embed" xlink:actuate="onLoad">
              <text:p/>
            </draw:image>
          </draw:frame>
          <draw:frame draw:z-index="8" draw:name="https://upload.wikimedia.org/wikipedia/en/thumb/9/9e/Flag_of_Japan.svg/23px-Flag_of_Japan.svg.png" draw:style-name="gr1" draw:text-style-name="P1" svg:width="4.86mm" svg:height="3.17mm" svg:x="22.57mm" svg:y="40.64mm">
            <draw:image xlink:href="https://upload.wikimedia.org/wikipedia/en/thumb/9/9e/Flag_of_Japan.svg/23px-Flag_of_Japan.svg.png" xlink:type="simple" xlink:show="embed" xlink:actuate="onLoad">
              <text:p/>
            </draw:image>
          </draw:frame>
          <draw:frame draw:z-index="9" draw:name="https://upload.wikimedia.org/wikipedia/en/thumb/a/a4/Flag_of_the_United_States.svg/23px-Flag_of_the_United_States.svg.png" draw:style-name="gr1" draw:text-style-name="P1" svg:width="4.86mm" svg:height="2.53mm" svg:x="22.57mm" svg:y="45.15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10" draw:name="https://upload.wikimedia.org/wikipedia/commons/thumb/3/32/Flag_of_Pakistan.svg/23px-Flag_of_Pakistan.svg.png" draw:style-name="gr1" draw:text-style-name="P1" svg:width="4.86mm" svg:height="3.17mm" svg:x="22.57mm" svg:y="49.67mm">
            <draw:image xlink:href="https://upload.wikimedia.org/wikipedia/commons/thumb/3/32/Flag_of_Pakistan.svg/23px-Flag_of_Pakistan.svg.png" xlink:type="simple" xlink:show="embed" xlink:actuate="onLoad">
              <text:p/>
            </draw:image>
          </draw:frame>
          <draw:frame draw:z-index="11" draw:name="https://upload.wikimedia.org/wikipedia/commons/thumb/1/1a/Flag_of_Argentina.svg/23px-Flag_of_Argentina.svg.png" draw:style-name="gr1" draw:text-style-name="P1" svg:width="4.86mm" svg:height="2.95mm" svg:x="22.57mm" svg:y="54.18mm">
            <draw:image xlink:href="https://upload.wikimedia.org/wikipedia/commons/thumb/1/1a/Flag_of_Argentina.svg/23px-Flag_of_Argentina.svg.png" xlink:type="simple" xlink:show="embed" xlink:actuate="onLoad">
              <text:p/>
            </draw:image>
          </draw:frame>
          <draw:frame draw:z-index="12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58.7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13" draw:name="https://upload.wikimedia.org/wikipedia/commons/thumb/b/b4/Flag_of_Turkey.svg/23px-Flag_of_Turkey.svg.png" draw:style-name="gr1" draw:text-style-name="P1" svg:width="4.86mm" svg:height="3.17mm" svg:x="22.57mm" svg:y="63.21mm">
            <draw:image xlink:href="https://upload.wikimedia.org/wikipedia/commons/thumb/b/b4/Flag_of_Turkey.svg/23px-Flag_of_Turkey.svg.png" xlink:type="simple" xlink:show="embed" xlink:actuate="onLoad">
              <text:p/>
            </draw:image>
          </draw:frame>
          <draw:frame draw:z-index="14" draw:name="https://upload.wikimedia.org/wikipedia/en/thumb/4/41/Flag_of_India.svg/23px-Flag_of_India.svg.png" draw:style-name="gr1" draw:text-style-name="P1" svg:width="4.86mm" svg:height="3.17mm" svg:x="22.57mm" svg:y="67.73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15" draw:name="https://upload.wikimedia.org/wikipedia/commons/thumb/9/99/Flag_of_the_Philippines.svg/23px-Flag_of_the_Philippines.svg.png" draw:style-name="gr1" draw:text-style-name="P1" svg:width="4.86mm" svg:height="2.53mm" svg:x="22.57mm" svg:y="72.24mm">
            <draw:image xlink:href="https://upload.wikimedia.org/wikipedia/commons/thumb/9/99/Flag_of_the_Philippines.svg/23px-Flag_of_the_Philippines.svg.png" xlink:type="simple" xlink:show="embed" xlink:actuate="onLoad">
              <text:p/>
            </draw:image>
          </draw:frame>
          <draw:frame draw:z-index="16" draw:name="https://upload.wikimedia.org/wikipedia/commons/thumb/7/79/Flag_of_Nigeria.svg/23px-Flag_of_Nigeria.svg.png" draw:style-name="gr1" draw:text-style-name="P1" svg:width="4.86mm" svg:height="2.53mm" svg:x="22.57mm" svg:y="76.76mm">
            <draw:image xlink:href="https://upload.wikimedia.org/wikipedia/commons/thumb/7/79/Flag_of_Nigeria.svg/23px-Flag_of_Nigeria.svg.png" xlink:type="simple" xlink:show="embed" xlink:actuate="onLoad">
              <text:p/>
            </draw:image>
          </draw:frame>
          <draw:frame draw:z-index="17" draw:name="https://upload.wikimedia.org/wikipedia/en/thumb/0/05/Flag_of_Brazil.svg/22px-Flag_of_Brazil.svg.png" draw:style-name="gr1" draw:text-style-name="P1" svg:width="4.65mm" svg:height="3.17mm" svg:x="22.57mm" svg:y="81.28mm">
            <draw:image xlink:href="https://upload.wikimedia.org/wikipedia/en/thumb/0/05/Flag_of_Brazil.svg/22px-Flag_of_Brazil.svg.png" xlink:type="simple" xlink:show="embed" xlink:actuate="onLoad">
              <text:p/>
            </draw:image>
          </draw:frame>
          <draw:frame draw:z-index="18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85.79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19" draw:name="https://upload.wikimedia.org/wikipedia/commons/thumb/6/6f/Flag_of_the_Democratic_Republic_of_the_Congo.svg/20px-Flag_of_the_Democratic_Republic_of_the_Congo.svg.png" draw:style-name="gr1" draw:text-style-name="P1" svg:width="4.22mm" svg:height="3.17mm" svg:x="22.57mm" svg:y="90.31mm">
            <draw:image xlink:href="https://upload.wikimedia.org/wikipedia/commons/thumb/6/6f/Flag_of_the_Democratic_Republic_of_the_Congo.svg/20px-Flag_of_the_Democratic_Republic_of_the_Congo.svg.png" xlink:type="simple" xlink:show="embed" xlink:actuate="onLoad">
              <text:p/>
            </draw:image>
          </draw:frame>
          <draw:frame draw:z-index="20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94.82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21" draw:name="https://upload.wikimedia.org/wikipedia/en/thumb/a/a4/Flag_of_the_United_States.svg/23px-Flag_of_the_United_States.svg.png" draw:style-name="gr1" draw:text-style-name="P1" svg:width="4.86mm" svg:height="2.53mm" svg:x="22.57mm" svg:y="99.34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22" draw:name="https://upload.wikimedia.org/wikipedia/en/thumb/f/f3/Flag_of_Russia.svg/23px-Flag_of_Russia.svg.png" draw:style-name="gr1" draw:text-style-name="P1" svg:width="4.86mm" svg:height="3.17mm" svg:x="22.57mm" svg:y="103.85mm">
            <draw:image xlink:href="https://upload.wikimedia.org/wikipedia/en/thumb/f/f3/Flag_of_Russia.svg/23px-Flag_of_Russia.svg.png" xlink:type="simple" xlink:show="embed" xlink:actuate="onLoad">
              <text:p/>
            </draw:image>
          </draw:frame>
          <draw:frame draw:z-index="23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108.37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24" draw:name="https://upload.wikimedia.org/wikipedia/commons/thumb/3/32/Flag_of_Pakistan.svg/23px-Flag_of_Pakistan.svg.png" draw:style-name="gr1" draw:text-style-name="P1" svg:width="4.86mm" svg:height="3.17mm" svg:x="22.57mm" svg:y="112.88mm">
            <draw:image xlink:href="https://upload.wikimedia.org/wikipedia/commons/thumb/3/32/Flag_of_Pakistan.svg/23px-Flag_of_Pakistan.svg.png" xlink:type="simple" xlink:show="embed" xlink:actuate="onLoad">
              <text:p/>
            </draw:image>
          </draw:frame>
          <draw:frame draw:z-index="25" draw:name="https://upload.wikimedia.org/wikipedia/en/thumb/4/41/Flag_of_India.svg/23px-Flag_of_India.svg.png" draw:style-name="gr1" draw:text-style-name="P1" svg:width="4.86mm" svg:height="3.17mm" svg:x="22.57mm" svg:y="117.4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26" draw:name="https://upload.wikimedia.org/wikipedia/en/thumb/c/c3/Flag_of_France.svg/23px-Flag_of_France.svg.png" draw:style-name="gr1" draw:text-style-name="P1" svg:width="4.86mm" svg:height="3.17mm" svg:x="22.57mm" svg:y="121.92mm">
            <draw:image xlink:href="https://upload.wikimedia.org/wikipedia/en/thumb/c/c3/Flag_of_France.svg/23px-Flag_of_France.svg.png" xlink:type="simple" xlink:show="embed" xlink:actuate="onLoad">
              <text:p/>
            </draw:image>
          </draw:frame>
          <draw:frame draw:z-index="27" draw:name="https://upload.wikimedia.org/wikipedia/commons/thumb/2/21/Flag_of_Colombia.svg/23px-Flag_of_Colombia.svg.png" draw:style-name="gr1" draw:text-style-name="P1" svg:width="4.86mm" svg:height="3.17mm" svg:x="22.57mm" svg:y="126.43mm">
            <draw:image xlink:href="https://upload.wikimedia.org/wikipedia/commons/thumb/2/21/Flag_of_Colombia.svg/23px-Flag_of_Colombia.svg.png" xlink:type="simple" xlink:show="embed" xlink:actuate="onLoad">
              <text:p/>
            </draw:image>
          </draw:frame>
          <draw:frame draw:z-index="28" draw:name="https://upload.wikimedia.org/wikipedia/commons/thumb/9/9f/Flag_of_Indonesia.svg/23px-Flag_of_Indonesia.svg.png" draw:style-name="gr1" draw:text-style-name="P1" svg:width="4.86mm" svg:height="3.17mm" svg:x="22.57mm" svg:y="130.95mm">
            <draw:image xlink:href="https://upload.wikimedia.org/wikipedia/commons/thumb/9/9f/Flag_of_Indonesia.svg/23px-Flag_of_Indonesia.svg.png" xlink:type="simple" xlink:show="embed" xlink:actuate="onLoad">
              <text:p/>
            </draw:image>
          </draw:frame>
          <draw:frame draw:z-index="29" draw:name="https://upload.wikimedia.org/wikipedia/en/thumb/4/41/Flag_of_India.svg/23px-Flag_of_India.svg.png" draw:style-name="gr1" draw:text-style-name="P1" svg:width="4.86mm" svg:height="3.17mm" svg:x="22.57mm" svg:y="135.46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30" draw:name="https://upload.wikimedia.org/wikipedia/commons/thumb/c/cf/Flag_of_Peru.svg/23px-Flag_of_Peru.svg.png" draw:style-name="gr1" draw:text-style-name="P1" svg:width="4.86mm" svg:height="3.17mm" svg:x="22.57mm" svg:y="139.98mm">
            <draw:image xlink:href="https://upload.wikimedia.org/wikipedia/commons/thumb/c/cf/Flag_of_Peru.svg/23px-Flag_of_Peru.svg.png" xlink:type="simple" xlink:show="embed" xlink:actuate="onLoad">
              <text:p/>
            </draw:image>
          </draw:frame>
          <draw:frame draw:z-index="31" draw:name="https://upload.wikimedia.org/wikipedia/commons/thumb/a/a9/Flag_of_Thailand.svg/23px-Flag_of_Thailand.svg.png" draw:style-name="gr1" draw:text-style-name="P1" svg:width="4.86mm" svg:height="3.17mm" svg:x="22.57mm" svg:y="144.49mm">
            <draw:image xlink:href="https://upload.wikimedia.org/wikipedia/commons/thumb/a/a9/Flag_of_Thailand.svg/23px-Flag_of_Thailand.svg.png" xlink:type="simple" xlink:show="embed" xlink:actuate="onLoad">
              <text:p/>
            </draw:image>
          </draw:frame>
          <draw:frame draw:z-index="32" draw:name="https://upload.wikimedia.org/wikipedia/commons/thumb/0/09/Flag_of_South_Korea.svg/23px-Flag_of_South_Korea.svg.png" draw:style-name="gr1" draw:text-style-name="P1" svg:width="4.86mm" svg:height="3.17mm" svg:x="22.57mm" svg:y="149.01mm">
            <draw:image xlink:href="https://upload.wikimedia.org/wikipedia/commons/thumb/0/09/Flag_of_South_Korea.svg/23px-Flag_of_South_Korea.svg.png" xlink:type="simple" xlink:show="embed" xlink:actuate="onLoad">
              <text:p/>
            </draw:image>
          </draw:frame>
          <draw:frame draw:z-index="33" draw:name="https://upload.wikimedia.org/wikipedia/en/thumb/9/9e/Flag_of_Japan.svg/23px-Flag_of_Japan.svg.png" draw:style-name="gr1" draw:text-style-name="P1" svg:width="4.86mm" svg:height="3.17mm" svg:x="22.57mm" svg:y="153.52mm">
            <draw:image xlink:href="https://upload.wikimedia.org/wikipedia/en/thumb/9/9e/Flag_of_Japan.svg/23px-Flag_of_Japan.svg.png" xlink:type="simple" xlink:show="embed" xlink:actuate="onLoad">
              <text:p/>
            </draw:image>
          </draw:frame>
          <draw:frame draw:z-index="34" draw:name="https://upload.wikimedia.org/wikipedia/en/thumb/4/41/Flag_of_India.svg/23px-Flag_of_India.svg.png" draw:style-name="gr1" draw:text-style-name="P1" svg:width="4.86mm" svg:height="3.17mm" svg:x="22.57mm" svg:y="158.04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35" draw:name="https://upload.wikimedia.org/wikipedia/en/thumb/a/ae/Flag_of_the_United_Kingdom.svg/23px-Flag_of_the_United_Kingdom.svg.png" draw:style-name="gr1" draw:text-style-name="P1" svg:width="4.86mm" svg:height="2.53mm" svg:x="22.57mm" svg:y="162.56mm">
            <draw:image xlink:href="https://upload.wikimedia.org/wikipedia/en/thumb/a/ae/Flag_of_the_United_Kingdom.svg/23px-Flag_of_the_United_Kingdom.svg.png" xlink:type="simple" xlink:show="embed" xlink:actuate="onLoad">
              <text:p/>
            </draw:image>
          </draw:frame>
          <draw:frame draw:z-index="36" draw:name="https://upload.wikimedia.org/wikipedia/commons/thumb/c/ca/Flag_of_Iran.svg/23px-Flag_of_Iran.svg.png" draw:style-name="gr1" draw:text-style-name="P1" svg:width="4.86mm" svg:height="2.74mm" svg:x="22.57mm" svg:y="167.07mm">
            <draw:image xlink:href="https://upload.wikimedia.org/wikipedia/commons/thumb/c/ca/Flag_of_Iran.svg/23px-Flag_of_Iran.svg.png" xlink:type="simple" xlink:show="embed" xlink:actuate="onLoad">
              <text:p/>
            </draw:image>
          </draw:frame>
          <draw:frame draw:z-index="37" draw:name="https://upload.wikimedia.org/wikipedia/en/thumb/a/a4/Flag_of_the_United_States.svg/23px-Flag_of_the_United_States.svg.png" draw:style-name="gr1" draw:text-style-name="P1" svg:width="4.86mm" svg:height="2.53mm" svg:x="22.57mm" svg:y="171.59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38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176.1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39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180.62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40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185.13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41" draw:name="https://upload.wikimedia.org/wikipedia/commons/thumb/2/21/Flag_of_Vietnam.svg/23px-Flag_of_Vietnam.svg.png" draw:style-name="gr1" draw:text-style-name="P1" svg:width="4.86mm" svg:height="3.17mm" svg:x="22.57mm" svg:y="189.65mm">
            <draw:image xlink:href="https://upload.wikimedia.org/wikipedia/commons/thumb/2/21/Flag_of_Vietnam.svg/23px-Flag_of_Vietnam.svg.png" xlink:type="simple" xlink:show="embed" xlink:actuate="onLoad">
              <text:p/>
            </draw:image>
          </draw:frame>
          <draw:frame draw:z-index="42" draw:name="https://upload.wikimedia.org/wikipedia/commons/thumb/9/9d/Flag_of_Angola.svg/23px-Flag_of_Angola.svg.png" draw:style-name="gr1" draw:text-style-name="P1" svg:width="4.86mm" svg:height="3.17mm" svg:x="22.57mm" svg:y="194.16mm">
            <draw:image xlink:href="https://upload.wikimedia.org/wikipedia/commons/thumb/9/9d/Flag_of_Angola.svg/23px-Flag_of_Angola.svg.png" xlink:type="simple" xlink:show="embed" xlink:actuate="onLoad">
              <text:p/>
            </draw:image>
          </draw:frame>
          <draw:frame draw:z-index="43" draw:name="https://upload.wikimedia.org/wikipedia/en/thumb/4/41/Flag_of_India.svg/23px-Flag_of_India.svg.png" draw:style-name="gr1" draw:text-style-name="P1" svg:width="4.86mm" svg:height="3.17mm" svg:x="22.57mm" svg:y="198.68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44" draw:name="https://upload.wikimedia.org/wikipedia/commons/thumb/6/66/Flag_of_Malaysia.svg/23px-Flag_of_Malaysia.svg.png" draw:style-name="gr1" draw:text-style-name="P1" svg:width="4.86mm" svg:height="2.53mm" svg:x="22.57mm" svg:y="203.2mm">
            <draw:image xlink:href="https://upload.wikimedia.org/wikipedia/commons/thumb/6/66/Flag_of_Malaysia.svg/23px-Flag_of_Malaysia.svg.png" xlink:type="simple" xlink:show="embed" xlink:actuate="onLoad">
              <text:p/>
            </draw:image>
          </draw:frame>
          <draw:frame draw:z-index="45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207.71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46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212.23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47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216.74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48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221.26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49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225.77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50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230.29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51" draw:name="https://upload.wikimedia.org/wikipedia/commons/thumb/0/0d/Flag_of_Saudi_Arabia.svg/23px-Flag_of_Saudi_Arabia.svg.png" draw:style-name="gr1" draw:text-style-name="P1" svg:width="4.86mm" svg:height="3.17mm" svg:x="22.57mm" svg:y="234.8mm">
            <draw:image xlink:href="https://upload.wikimedia.org/wikipedia/commons/thumb/0/0d/Flag_of_Saudi_Arabia.svg/23px-Flag_of_Saudi_Arabia.svg.png" xlink:type="simple" xlink:show="embed" xlink:actuate="onLoad">
              <text:p/>
            </draw:image>
          </draw:frame>
          <draw:frame draw:z-index="52" draw:name="https://upload.wikimedia.org/wikipedia/commons/thumb/f/f6/Flag_of_Iraq.svg/23px-Flag_of_Iraq.svg.png" draw:style-name="gr1" draw:text-style-name="P1" svg:width="4.86mm" svg:height="3.17mm" svg:x="22.57mm" svg:y="239.32mm">
            <draw:image xlink:href="https://upload.wikimedia.org/wikipedia/commons/thumb/f/f6/Flag_of_Iraq.svg/23px-Flag_of_Iraq.svg.png" xlink:type="simple" xlink:show="embed" xlink:actuate="onLoad">
              <text:p/>
            </draw:image>
          </draw:frame>
          <draw:frame draw:z-index="53" draw:name="https://upload.wikimedia.org/wikipedia/commons/thumb/7/78/Flag_of_Chile.svg/23px-Flag_of_Chile.svg.png" draw:style-name="gr1" draw:text-style-name="P1" svg:width="4.86mm" svg:height="3.17mm" svg:x="22.57mm" svg:y="243.84mm">
            <draw:image xlink:href="https://upload.wikimedia.org/wikipedia/commons/thumb/7/78/Flag_of_Chile.svg/23px-Flag_of_Chile.svg.png" xlink:type="simple" xlink:show="embed" xlink:actuate="onLoad">
              <text:p/>
            </draw:image>
          </draw:frame>
          <draw:frame draw:z-index="54" draw:name="https://upload.wikimedia.org/wikipedia/en/thumb/4/41/Flag_of_India.svg/23px-Flag_of_India.svg.png" draw:style-name="gr1" draw:text-style-name="P1" svg:width="4.86mm" svg:height="3.17mm" svg:x="22.57mm" svg:y="248.35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55" draw:name="https://upload.wikimedia.org/wikipedia/en/thumb/9/9a/Flag_of_Spain.svg/23px-Flag_of_Spain.svg.png" draw:style-name="gr1" draw:text-style-name="P1" svg:width="4.86mm" svg:height="3.17mm" svg:x="22.57mm" svg:y="252.87mm">
            <draw:image xlink:href="https://upload.wikimedia.org/wikipedia/en/thumb/9/9a/Flag_of_Spain.svg/23px-Flag_of_Spain.svg.png" xlink:type="simple" xlink:show="embed" xlink:actuate="onLoad">
              <text:p/>
            </draw:image>
          </draw:frame>
          <draw:frame draw:z-index="56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257.38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57" draw:name="https://upload.wikimedia.org/wikipedia/en/thumb/4/41/Flag_of_India.svg/23px-Flag_of_India.svg.png" draw:style-name="gr1" draw:text-style-name="P1" svg:width="4.86mm" svg:height="3.17mm" svg:x="22.57mm" svg:y="261.9mm">
            <draw:image xlink:href="https://upload.wikimedia.org/wikipedia/en/thumb/4/41/Flag_of_India.svg/23px-Flag_of_India.svg.png" xlink:type="simple" xlink:show="embed" xlink:actuate="onLoad">
              <text:p/>
            </draw:image>
          </draw:frame>
          <draw:frame draw:z-index="58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266.41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59" draw:name="https://upload.wikimedia.org/wikipedia/en/thumb/a/a4/Flag_of_the_United_States.svg/23px-Flag_of_the_United_States.svg.png" draw:style-name="gr1" draw:text-style-name="P1" svg:width="4.86mm" svg:height="2.53mm" svg:x="22.57mm" svg:y="270.93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60" draw:name="https://upload.wikimedia.org/wikipedia/en/thumb/a/a4/Flag_of_the_United_States.svg/23px-Flag_of_the_United_States.svg.png" draw:style-name="gr1" draw:text-style-name="P1" svg:width="4.86mm" svg:height="2.53mm" svg:x="22.57mm" svg:y="275.44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61" draw:name="https://upload.wikimedia.org/wikipedia/commons/thumb/d/d9/Flag_of_Canada_%28Pantone%29.svg/23px-Flag_of_Canada_%28Pantone%29.svg.png" draw:style-name="gr1" draw:text-style-name="P1" svg:width="4.86mm" svg:height="2.53mm" svg:x="22.57mm" svg:y="279.96mm">
            <draw:image xlink:href="https://upload.wikimedia.org/wikipedia/commons/thumb/d/d9/Flag_of_Canada_%28Pantone%29.svg/23px-Flag_of_Canada_%28Pantone%29.svg.png" xlink:type="simple" xlink:show="embed" xlink:actuate="onLoad">
              <text:p/>
            </draw:image>
          </draw:frame>
          <draw:frame draw:z-index="62" draw:name="https://upload.wikimedia.org/wikipedia/commons/thumb/3/38/Flag_of_Tanzania.svg/23px-Flag_of_Tanzania.svg.png" draw:style-name="gr1" draw:text-style-name="P1" svg:width="4.86mm" svg:height="3.17mm" svg:x="22.57mm" svg:y="284.48mm">
            <draw:image xlink:href="https://upload.wikimedia.org/wikipedia/commons/thumb/3/38/Flag_of_Tanzania.svg/23px-Flag_of_Tanzania.svg.png" xlink:type="simple" xlink:show="embed" xlink:actuate="onLoad">
              <text:p/>
            </draw:image>
          </draw:frame>
          <draw:frame draw:z-index="63" draw:name="https://upload.wikimedia.org/wikipedia/en/thumb/a/a4/Flag_of_the_United_States.svg/23px-Flag_of_the_United_States.svg.png" draw:style-name="gr1" draw:text-style-name="P1" svg:width="4.86mm" svg:height="2.53mm" svg:x="22.57mm" svg:y="288.99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64" draw:name="https://upload.wikimedia.org/wikipedia/en/thumb/0/05/Flag_of_Brazil.svg/22px-Flag_of_Brazil.svg.png" draw:style-name="gr1" draw:text-style-name="P1" svg:width="4.65mm" svg:height="3.17mm" svg:x="22.57mm" svg:y="293.51mm">
            <draw:image xlink:href="https://upload.wikimedia.org/wikipedia/en/thumb/0/05/Flag_of_Brazil.svg/22px-Flag_of_Brazil.svg.png" xlink:type="simple" xlink:show="embed" xlink:actuate="onLoad">
              <text:p/>
            </draw:image>
          </draw:frame>
          <draw:frame draw:z-index="65" draw:name="https://upload.wikimedia.org/wikipedia/commons/thumb/4/48/Flag_of_Singapore.svg/23px-Flag_of_Singapore.svg.png" draw:style-name="gr1" draw:text-style-name="P1" svg:width="4.86mm" svg:height="3.17mm" svg:x="22.57mm" svg:y="298.02mm">
            <draw:image xlink:href="https://upload.wikimedia.org/wikipedia/commons/thumb/4/48/Flag_of_Singapore.svg/23px-Flag_of_Singapore.svg.png" xlink:type="simple" xlink:show="embed" xlink:actuate="onLoad">
              <text:p/>
            </draw:image>
          </draw:frame>
          <draw:frame draw:z-index="66" draw:name="https://upload.wikimedia.org/wikipedia/en/thumb/a/a4/Flag_of_the_United_States.svg/23px-Flag_of_the_United_States.svg.png" draw:style-name="gr1" draw:text-style-name="P1" svg:width="4.86mm" svg:height="2.53mm" svg:x="22.57mm" svg:y="302.54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67" draw:name="https://upload.wikimedia.org/wikipedia/en/thumb/a/a4/Flag_of_the_United_States.svg/23px-Flag_of_the_United_States.svg.png" draw:style-name="gr1" draw:text-style-name="P1" svg:width="4.86mm" svg:height="2.53mm" svg:x="22.57mm" svg:y="307.05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68" draw:name="https://upload.wikimedia.org/wikipedia/en/thumb/9/9e/Flag_of_Japan.svg/23px-Flag_of_Japan.svg.png" draw:style-name="gr1" draw:text-style-name="P1" svg:width="4.86mm" svg:height="3.17mm" svg:x="22.57mm" svg:y="311.57mm">
            <draw:image xlink:href="https://upload.wikimedia.org/wikipedia/en/thumb/9/9e/Flag_of_Japan.svg/23px-Flag_of_Japan.svg.png" xlink:type="simple" xlink:show="embed" xlink:actuate="onLoad">
              <text:p/>
            </draw:image>
          </draw:frame>
          <draw:frame draw:z-index="69" draw:name="https://upload.wikimedia.org/wikipedia/commons/thumb/0/01/Flag_of_Sudan.svg/23px-Flag_of_Sudan.svg.png" draw:style-name="gr1" draw:text-style-name="P1" svg:width="4.86mm" svg:height="2.53mm" svg:x="22.57mm" svg:y="316.08mm">
            <draw:image xlink:href="https://upload.wikimedia.org/wikipedia/commons/thumb/0/01/Flag_of_Sudan.svg/23px-Flag_of_Sudan.svg.png" xlink:type="simple" xlink:show="embed" xlink:actuate="onLoad">
              <text:p/>
            </draw:image>
          </draw:frame>
          <draw:frame draw:z-index="70" draw:name="https://upload.wikimedia.org/wikipedia/en/thumb/9/9a/Flag_of_Spain.svg/23px-Flag_of_Spain.svg.png" draw:style-name="gr1" draw:text-style-name="P1" svg:width="4.86mm" svg:height="3.17mm" svg:x="22.57mm" svg:y="320.6mm">
            <draw:image xlink:href="https://upload.wikimedia.org/wikipedia/en/thumb/9/9a/Flag_of_Spain.svg/23px-Flag_of_Spain.svg.png" xlink:type="simple" xlink:show="embed" xlink:actuate="onLoad">
              <text:p/>
            </draw:image>
          </draw:frame>
          <draw:frame draw:z-index="71" draw:name="https://upload.wikimedia.org/wikipedia/commons/thumb/a/af/Flag_of_South_Africa.svg/23px-Flag_of_South_Africa.svg.png" draw:style-name="gr1" draw:text-style-name="P1" svg:width="4.86mm" svg:height="3.17mm" svg:x="22.57mm" svg:y="325.12mm">
            <draw:image xlink:href="https://upload.wikimedia.org/wikipedia/commons/thumb/a/af/Flag_of_South_Africa.svg/23px-Flag_of_South_Africa.svg.png" xlink:type="simple" xlink:show="embed" xlink:actuate="onLoad">
              <text:p/>
            </draw:image>
          </draw:frame>
          <draw:frame draw:z-index="72" draw:name="https://upload.wikimedia.org/wikipedia/en/thumb/f/f3/Flag_of_Russia.svg/23px-Flag_of_Russia.svg.png" draw:style-name="gr1" draw:text-style-name="P1" svg:width="4.86mm" svg:height="3.17mm" svg:x="22.57mm" svg:y="329.63mm">
            <draw:image xlink:href="https://upload.wikimedia.org/wikipedia/en/thumb/f/f3/Flag_of_Russia.svg/23px-Flag_of_Russia.svg.png" xlink:type="simple" xlink:show="embed" xlink:actuate="onLoad">
              <text:p/>
            </draw:image>
          </draw:frame>
          <draw:frame draw:z-index="73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334.15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74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338.66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75" draw:name="https://upload.wikimedia.org/wikipedia/en/thumb/a/a4/Flag_of_the_United_States.svg/23px-Flag_of_the_United_States.svg.png" draw:style-name="gr1" draw:text-style-name="P1" svg:width="4.86mm" svg:height="2.53mm" svg:x="22.57mm" svg:y="343.18mm">
            <draw:image xlink:href="https://upload.wikimedia.org/wikipedia/en/thumb/a/a4/Flag_of_the_United_States.svg/23px-Flag_of_the_United_States.svg.png" xlink:type="simple" xlink:show="embed" xlink:actuate="onLoad">
              <text:p/>
            </draw:image>
          </draw:frame>
          <draw:frame draw:z-index="76" draw:name="https://upload.wikimedia.org/wikipedia/commons/thumb/8/8c/Flag_of_Myanmar.svg/23px-Flag_of_Myanmar.svg.png" draw:style-name="gr1" draw:text-style-name="P1" svg:width="4.86mm" svg:height="3.17mm" svg:x="22.57mm" svg:y="347.69mm">
            <draw:image xlink:href="https://upload.wikimedia.org/wikipedia/commons/thumb/8/8c/Flag_of_Myanmar.svg/23px-Flag_of_Myanmar.svg.png" xlink:type="simple" xlink:show="embed" xlink:actuate="onLoad">
              <text:p/>
            </draw:image>
          </draw:frame>
          <draw:frame draw:z-index="77" draw:name="https://upload.wikimedia.org/wikipedia/commons/thumb/f/fe/Flag_of_Egypt.svg/23px-Flag_of_Egypt.svg.png" draw:style-name="gr1" draw:text-style-name="P1" svg:width="4.86mm" svg:height="3.17mm" svg:x="22.57mm" svg:y="352.21mm">
            <draw:image xlink:href="https://upload.wikimedia.org/wikipedia/commons/thumb/f/fe/Flag_of_Egypt.svg/23px-Flag_of_Egypt.svg.png" xlink:type="simple" xlink:show="embed" xlink:actuate="onLoad">
              <text:p/>
            </draw:image>
          </draw:frame>
          <draw:frame draw:z-index="78" draw:name="https://upload.wikimedia.org/wikipedia/commons/thumb/f/fa/Flag_of_the_People%27s_Republic_of_China.svg/23px-Flag_of_the_People%27s_Republic_of_China.svg.png" draw:style-name="gr1" draw:text-style-name="P1" svg:width="4.86mm" svg:height="3.17mm" svg:x="22.57mm" svg:y="356.72mm">
            <draw:image xlink:href="https://upload.wikimedia.org/wikipedia/commons/thumb/f/fa/Flag_of_the_People%27s_Republic_of_China.svg/23px-Flag_of_the_People%27s_Republic_of_China.svg.png" xlink:type="simple" xlink:show="embed" xlink:actuate="onLoad">
              <text:p/>
            </draw:image>
          </draw:frame>
          <draw:frame draw:z-index="79" draw:name="https://upload.wikimedia.org/wikipedia/commons/thumb/f/fc/Flag_of_Mexico.svg/23px-Flag_of_Mexico.svg.png" draw:style-name="gr1" draw:text-style-name="P1" svg:width="4.86mm" svg:height="2.74mm" svg:x="22.57mm" svg:y="361.24mm">
            <draw:image xlink:href="https://upload.wikimedia.org/wikipedia/commons/thumb/f/fc/Flag_of_Mexico.svg/23px-Flag_of_Mexico.svg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ity[a]</text:p>
          </table:table-cell>
          <table:table-cell table:style-name="ce1" office:value-type="string" calcext:value-type="string" table:number-columns-spanned="1" table:number-rows-spanned="2">
            <text:p>Country</text:p>
          </table:table-cell>
          <table:table-cell table:style-name="ce2" office:value-type="string" calcext:value-type="string" table:number-columns-spanned="1" table:number-rows-spanned="2">
            <text:p>UN 2018 population estimates[b]</text:p>
          </table:table-cell>
          <table:table-cell table:number-columns-repeated="3"/>
          <table:table-cell table:style-name="ce1" office:value-type="string" calcext:value-type="string">
            <text:p>City proper[c]</text:p>
          </table:table-cell>
          <table:table-cell table:number-columns-repeated="2"/>
          <table:table-cell table:style-name="ce1" office:value-type="string" calcext:value-type="string">
            <text:p>Metropolitan area[d]</text:p>
          </table:table-cell>
          <table:table-cell/>
          <table:table-cell table:style-name="ce1"/>
          <table:table-cell table:style-name="ce1" office:value-type="string" calcext:value-type="string">
            <text:p>Urban area[8]</text:p>
          </table:table-cell>
          <table:table-cell table:style-name="ce1" table:number-columns-repeated="1011"/>
        </table:table-row>
        <table:table-row table:style-name="ro2">
          <table:covered-table-cell table:number-columns-repeated="3"/>
          <table:table-cell table:style-name="ce1" office:value-type="string" calcext:value-type="string">
            <text:p>definition</text:p>
          </table:table-cell>
          <table:table-cell table:number-columns-repeated="2"/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Area</text:p>
            <text:p>(km2)</text:p>
          </table:table-cell>
          <table:table-cell table:style-name="ce4" office:value-type="string" calcext:value-type="string">
            <text:p>Density</text:p>
            <text:p>(/km2)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Area</text:p>
            <text:p>(km2)</text:p>
          </table:table-cell>
          <table:table-cell table:style-name="ce4" office:value-type="string" calcext:value-type="string">
            <text:p>Density</text:p>
            <text:p>(/km2)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Area</text:p>
            <text:p>(km2)</text:p>
          </table:table-cell>
          <table:table-cell table:style-name="ce4" office:value-type="string" calcext:value-type="string">
            <text:p>Density</text:p>
            <text:p>(/km2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lhi</text:p>
          </table:table-cell>
          <table:table-cell office:value-type="string" calcext:value-type="string">
            <text:p> India</text:p>
          </table:table-cell>
          <table:table-cell office:value-type="float" office:value="28514000" calcext:value-type="float">
            <text:p>2.85E+07</text:p>
          </table:table-cell>
          <table:table-cell office:value-type="string" calcext:value-type="string">
            <text:p>Capital City</text:p>
          </table:table-cell>
          <table:table-cell office:value-type="float" office:value="16753235" calcext:value-type="float">
            <text:p>16753235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11,289</text:p>
            <text:p>[15]</text:p>
          </table:table-cell>
          <table:table-cell office:value-type="float" office:value="29000000" calcext:value-type="float">
            <text:p>29000000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8,326</text:p>
            <text:p>[16]</text:p>
          </table:table-cell>
          <table:table-cell office:value-type="float" office:value="31870000" calcext:value-type="float">
            <text:p>31870000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14,272</text:p>
            <text:p>[f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nghai</text:p>
          </table:table-cell>
          <table:table-cell office:value-type="string" calcext:value-type="string">
            <text:p> China</text:p>
          </table:table-cell>
          <table:table-cell office:value-type="float" office:value="25582000" calcext:value-type="float">
            <text:p>2.56E+07</text:p>
          </table:table-cell>
          <table:table-cell office:value-type="string" calcext:value-type="string">
            <text:p>Municipality</text:p>
          </table:table-cell>
          <table:table-cell office:value-type="float" office:value="24870895" calcext:value-type="float">
            <text:p>24870895</text:p>
          </table:table-cell>
          <table:table-cell office:value-type="float" office:value="6341" calcext:value-type="float">
            <text:p>6341</text:p>
          </table:table-cell>
          <table:table-cell office:value-type="string" calcext:value-type="string">
            <text:p>3,922</text:p>
            <text:p>[17][18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2118000" calcext:value-type="float">
            <text:p>22118000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5,436</text:p>
            <text:p>[g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string" calcext:value-type="string">
            <text:p> Brazil</text:p>
          </table:table-cell>
          <table:table-cell office:value-type="float" office:value="21650000" calcext:value-type="float">
            <text:p>2.17E+07</text:p>
          </table:table-cell>
          <table:table-cell office:value-type="string" calcext:value-type="string">
            <text:p>Municipality</text:p>
          </table:table-cell>
          <table:table-cell office:value-type="float" office:value="12252023" calcext:value-type="float">
            <text:p>12252023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8,055</text:p>
            <text:p>[19]</text:p>
          </table:table-cell>
          <table:table-cell office:value-type="float" office:value="21734682" calcext:value-type="float">
            <text:p>21734682</text:p>
          </table:table-cell>
          <table:table-cell office:value-type="float" office:value="7947" calcext:value-type="float">
            <text:p>7947</text:p>
          </table:table-cell>
          <table:table-cell office:value-type="string" calcext:value-type="string">
            <text:p>2,735</text:p>
            <text:p>[20]</text:p>
          </table:table-cell>
          <table:table-cell office:value-type="float" office:value="22495000" calcext:value-type="float">
            <text:p>22495000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6,949</text:p>
            <text:p>[h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xico City</text:p>
          </table:table-cell>
          <table:table-cell office:value-type="string" calcext:value-type="string">
            <text:p> Mexico</text:p>
          </table:table-cell>
          <table:table-cell office:value-type="float" office:value="21581000" calcext:value-type="float">
            <text:p>2.16E+07</text:p>
          </table:table-cell>
          <table:table-cell office:value-type="string" calcext:value-type="string">
            <text:p>City-state</text:p>
          </table:table-cell>
          <table:table-cell office:value-type="float" office:value="9209944" calcext:value-type="float">
            <text:p>9209944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6,202</text:p>
            <text:p>[21]</text:p>
          </table:table-cell>
          <table:table-cell office:value-type="float" office:value="21804515" calcext:value-type="float">
            <text:p>21804515</text:p>
          </table:table-cell>
          <table:table-cell office:value-type="float" office:value="7866" calcext:value-type="float">
            <text:p>7866</text:p>
          </table:table-cell>
          <table:table-cell office:value-type="string" calcext:value-type="string">
            <text:p>2,772</text:p>
            <text:p>[22]</text:p>
          </table:table-cell>
          <table:table-cell office:value-type="float" office:value="21505000" calcext:value-type="float">
            <text:p>21505000</text:p>
          </table:table-cell>
          <table:table-cell office:value-type="float" office:value="2385" calcext:value-type="float">
            <text:p>2385</text:p>
          </table:table-cell>
          <table:table-cell office:value-type="float" office:value="9017" calcext:value-type="float">
            <text:p>9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iro</text:p>
          </table:table-cell>
          <table:table-cell office:value-type="string" calcext:value-type="string">
            <text:p> Egypt</text:p>
          </table:table-cell>
          <table:table-cell office:value-type="float" office:value="20076000" calcext:value-type="float">
            <text:p>2.01E+07</text:p>
          </table:table-cell>
          <table:table-cell office:value-type="string" calcext:value-type="string">
            <text:p>Urban governorate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3,079</text:p>
            <text:p>[23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9787000" calcext:value-type="float">
            <text:p>19787000</text:p>
          </table:table-cell>
          <table:table-cell office:value-type="float" office:value="2010" calcext:value-type="float">
            <text:p>2010</text:p>
          </table:table-cell>
          <table:table-cell office:value-type="float" office:value="9844" calcext:value-type="float">
            <text:p>98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mbai</text:p>
          </table:table-cell>
          <table:table-cell office:value-type="string" calcext:value-type="string">
            <text:p> India</text:p>
          </table:table-cell>
          <table:table-cell office:value-type="float" office:value="19980000" calcext:value-type="float">
            <text:p>2.00E+07</text:p>
          </table:table-cell>
          <table:table-cell office:value-type="string" calcext:value-type="string">
            <text:p>Municipality</text:p>
          </table:table-cell>
          <table:table-cell office:value-type="float" office:value="12478447" calcext:value-type="float">
            <text:p>12478447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0,694</text:p>
            <text:p>[24]</text:p>
          </table:table-cell>
          <table:table-cell office:value-type="float" office:value="24400000" calcext:value-type="float">
            <text:p>24400000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5,603</text:p>
            <text:p>[25]</text:p>
          </table:table-cell>
          <table:table-cell office:value-type="float" office:value="22186000" calcext:value-type="float">
            <text:p>22186000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22,010</text:p>
            <text:p>[26][i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eijing</text:p>
          </table:table-cell>
          <table:table-cell office:value-type="string" calcext:value-type="string">
            <text:p> China</text:p>
          </table:table-cell>
          <table:table-cell office:value-type="float" office:value="19618000" calcext:value-type="float">
            <text:p>1.96E+07</text:p>
          </table:table-cell>
          <table:table-cell office:value-type="string" calcext:value-type="string">
            <text:p>Municipality</text:p>
          </table:table-cell>
          <table:table-cell office:value-type="float" office:value="21893095" calcext:value-type="float">
            <text:p>21893095</text:p>
          </table:table-cell>
          <table:table-cell office:value-type="float" office:value="16411" calcext:value-type="float">
            <text:p>16411</text:p>
          </table:table-cell>
          <table:table-cell office:value-type="string" calcext:value-type="string">
            <text:p>1,334</text:p>
            <text:p>[17][18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9437000" calcext:value-type="float">
            <text:p>19437000</text:p>
          </table:table-cell>
          <table:table-cell office:value-type="float" office:value="4172" calcext:value-type="float">
            <text:p>4172</text:p>
          </table:table-cell>
          <table:table-cell office:value-type="float" office:value="4659" calcext:value-type="float">
            <text:p>46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haka</text:p>
          </table:table-cell>
          <table:table-cell office:value-type="string" calcext:value-type="string">
            <text:p> Bangladesh</text:p>
          </table:table-cell>
          <table:table-cell office:value-type="float" office:value="19578000" calcext:value-type="float">
            <text:p>1.96E+07</text:p>
          </table:table-cell>
          <table:table-cell office:value-type="string" calcext:value-type="string">
            <text:p>Capital city</text:p>
          </table:table-cell>
          <table:table-cell office:value-type="float" office:value="8906039" calcext:value-type="float">
            <text:p>890603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26,349</text:p>
            <text:p>[27][28]</text:p>
          </table:table-cell>
          <table:table-cell office:value-type="string" calcext:value-type="string">
            <text:p>14,543,124</text:p>
            <text:p>[29]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839000" calcext:value-type="float">
            <text:p>16839000</text:p>
          </table:table-cell>
          <table:table-cell office:value-type="float" office:value="456" calcext:value-type="float">
            <text:p>456</text:p>
          </table:table-cell>
          <table:table-cell office:value-type="float" office:value="36928" calcext:value-type="float">
            <text:p>369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saka</text:p>
          </table:table-cell>
          <table:table-cell office:value-type="string" calcext:value-type="string">
            <text:p> Japan</text:p>
          </table:table-cell>
          <table:table-cell office:value-type="float" office:value="19281000" calcext:value-type="float">
            <text:p>1.93E+07</text:p>
          </table:table-cell>
          <table:table-cell office:value-type="string" calcext:value-type="string">
            <text:p>Designated city</text:p>
          </table:table-cell>
          <table:table-cell office:value-type="float" office:value="2725006" calcext:value-type="float">
            <text:p>272500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2,111</text:p>
            <text:p>[13]</text:p>
          </table:table-cell>
          <table:table-cell office:value-type="float" office:value="19303000" calcext:value-type="float">
            <text:p>19303000</text:p>
          </table:table-cell>
          <table:table-cell office:value-type="float" office:value="13228" calcext:value-type="float">
            <text:p>13228</text:p>
          </table:table-cell>
          <table:table-cell office:value-type="string" calcext:value-type="string">
            <text:p>1,459</text:p>
            <text:p>[14]</text:p>
          </table:table-cell>
          <table:table-cell office:value-type="float" office:value="15490000" calcext:value-type="float">
            <text:p>15490000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5,129</text:p>
            <text:p>[j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ew York</text:p>
          </table:table-cell>
          <table:table-cell office:value-type="string" calcext:value-type="string">
            <text:p> United States</text:p>
          </table:table-cell>
          <table:table-cell office:value-type="float" office:value="18819000" calcext:value-type="float">
            <text:p>1.88E+07</text:p>
          </table:table-cell>
          <table:table-cell office:value-type="string" calcext:value-type="string">
            <text:p>City</text:p>
          </table:table-cell>
          <table:table-cell office:value-type="float" office:value="8804190" calcext:value-type="float">
            <text:p>880419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11,316</text:p>
            <text:p>[30]</text:p>
          </table:table-cell>
          <table:table-cell office:value-type="float" office:value="20140470" calcext:value-type="float">
            <text:p>20140470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1,665</text:p>
            <text:p>[31]</text:p>
          </table:table-cell>
          <table:table-cell office:value-type="float" office:value="23582649" calcext:value-type="float">
            <text:p>23582649</text:p>
          </table:table-cell>
          <table:table-cell office:value-type="float" office:value="34493" calcext:value-type="float">
            <text:p>34493</text:p>
          </table:table-cell>
          <table:table-cell office:value-type="string" calcext:value-type="string">
            <text:p>684</text:p>
            <text:p>[k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arachi</text:p>
          </table:table-cell>
          <table:table-cell office:value-type="string" calcext:value-type="string">
            <text:p> Pakistan</text:p>
          </table:table-cell>
          <table:table-cell office:value-type="float" office:value="15400000" calcext:value-type="float">
            <text:p>1.54E+07</text:p>
          </table:table-cell>
          <table:table-cell office:value-type="string" calcext:value-type="string">
            <text:p>Metropolitan city</text:p>
          </table:table-cell>
          <table:table-cell office:value-type="float" office:value="14910352" calcext:value-type="float">
            <text:p>14910352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4,224</text:p>
            <text:p>[32][33]</text:p>
          </table:table-cell>
          <table:table-cell office:value-type="float" office:value="16051521" calcext:value-type="float">
            <text:p>16051521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4,246</text:p>
            <text:p>[34]</text:p>
          </table:table-cell>
          <table:table-cell office:value-type="float" office:value="15292000" calcext:value-type="float">
            <text:p>1529200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14,648</text:p>
            <text:p>[35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enos Aires</text:p>
          </table:table-cell>
          <table:table-cell office:value-type="string" calcext:value-type="string">
            <text:p> Argentina</text:p>
          </table:table-cell>
          <table:table-cell office:value-type="float" office:value="14967000" calcext:value-type="float">
            <text:p>1.50E+07</text:p>
          </table:table-cell>
          <table:table-cell office:value-type="string" calcext:value-type="string">
            <text:p>Autonomous city</text:p>
          </table:table-cell>
          <table:table-cell office:value-type="float" office:value="3054300" calcext:value-type="float">
            <text:p>30543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5,046</text:p>
            <text:p>[36]</text:p>
          </table:table-cell>
          <table:table-cell office:value-type="string" calcext:value-type="string">
            <text:p>12,806,866</text:p>
            <text:p>[37]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216000" calcext:value-type="float">
            <text:p>16216000</text:p>
          </table:table-cell>
          <table:table-cell office:value-type="float" office:value="3222" calcext:value-type="float">
            <text:p>3222</text:p>
          </table:table-cell>
          <table:table-cell office:value-type="float" office:value="5033" calcext:value-type="float">
            <text:p>50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ongqing</text:p>
          </table:table-cell>
          <table:table-cell office:value-type="string" calcext:value-type="string">
            <text:p> China</text:p>
          </table:table-cell>
          <table:table-cell office:value-type="float" office:value="14838000" calcext:value-type="float">
            <text:p>1.48E+07</text:p>
          </table:table-cell>
          <table:table-cell office:value-type="string" calcext:value-type="string">
            <text:p>Municipality</text:p>
          </table:table-cell>
          <table:table-cell office:value-type="float" office:value="32054159" calcext:value-type="float">
            <text:p>32054159</text:p>
          </table:table-cell>
          <table:table-cell office:value-type="float" office:value="82403" calcext:value-type="float">
            <text:p>82403</text:p>
          </table:table-cell>
          <table:table-cell office:value-type="string" calcext:value-type="string">
            <text:p>389</text:p>
            <text:p>[38][18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261000" calcext:value-type="float">
            <text:p>8261000</text:p>
          </table:table-cell>
          <table:table-cell office:value-type="float" office:value="1536" calcext:value-type="float">
            <text:p>1536</text:p>
          </table:table-cell>
          <table:table-cell office:value-type="float" office:value="5378" calcext:value-type="float">
            <text:p>53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stanbul</text:p>
          </table:table-cell>
          <table:table-cell office:value-type="string" calcext:value-type="string">
            <text:p> Turkey</text:p>
          </table:table-cell>
          <table:table-cell office:value-type="float" office:value="14751000" calcext:value-type="float">
            <text:p>1.48E+07</text:p>
          </table:table-cell>
          <table:table-cell office:value-type="string" calcext:value-type="string">
            <text:p>Metropolitan municipality</text:p>
          </table:table-cell>
          <table:table-cell office:value-type="float" office:value="15519267" calcext:value-type="float">
            <text:p>15519267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2,987</text:p>
            <text:p>[39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5311000" calcext:value-type="float">
            <text:p>15311000</text:p>
          </table:table-cell>
          <table:table-cell office:value-type="float" office:value="1375" calcext:value-type="float">
            <text:p>1375</text:p>
          </table:table-cell>
          <table:table-cell office:value-type="float" office:value="11135" calcext:value-type="float">
            <text:p>111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olkata</text:p>
          </table:table-cell>
          <table:table-cell office:value-type="string" calcext:value-type="string">
            <text:p> India</text:p>
          </table:table-cell>
          <table:table-cell office:value-type="float" office:value="14681000" calcext:value-type="float">
            <text:p>1.47E+07</text:p>
          </table:table-cell>
          <table:table-cell office:value-type="string" calcext:value-type="string">
            <text:p>Municipality</text:p>
          </table:table-cell>
          <table:table-cell office:value-type="float" office:value="4496694" calcext:value-type="float">
            <text:p>44966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1,935</text:p>
            <text:p>[40]</text:p>
          </table:table-cell>
          <table:table-cell office:value-type="float" office:value="14035959" calcext:value-type="float">
            <text:p>14035959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7,583</text:p>
            <text:p>[41]</text:p>
          </table:table-cell>
          <table:table-cell office:value-type="float" office:value="18698000" calcext:value-type="float">
            <text:p>18698000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13,830</text:p>
            <text:p>[42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nila</text:p>
          </table:table-cell>
          <table:table-cell office:value-type="string" calcext:value-type="string">
            <text:p> Philippines</text:p>
          </table:table-cell>
          <table:table-cell office:value-type="float" office:value="13482000" calcext:value-type="float">
            <text:p>1.35E+07</text:p>
          </table:table-cell>
          <table:table-cell office:value-type="string" calcext:value-type="string">
            <text:p>Capital city</text:p>
          </table:table-cell>
          <table:table-cell office:value-type="float" office:value="1780148" calcext:value-type="float">
            <text:p>17801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1,399</text:p>
            <text:p> [43]</text:p>
          </table:table-cell>
          <table:table-cell office:value-type="float" office:value="12877253" calcext:value-type="float">
            <text:p>1287725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20,770</text:p>
            <text:p> [43]</text:p>
          </table:table-cell>
          <table:table-cell office:value-type="float" office:value="23971000" calcext:value-type="float">
            <text:p>23971000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12,798</text:p>
            <text:p>[l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gos</text:p>
          </table:table-cell>
          <table:table-cell office:value-type="string" calcext:value-type="string">
            <text:p> Nigeria</text:p>
          </table:table-cell>
          <table:table-cell office:value-type="float" office:value="13463000" calcext:value-type="float">
            <text:p>1.35E+07</text:p>
          </table:table-cell>
          <table:table-cell office:value-type="string" calcext:value-type="string">
            <text:p>N/A[m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17,933</text:p>
            <text:p>[44]</text:p>
          </table:table-cell>
          <table:table-cell office:value-type="float" office:value="15487000" calcext:value-type="float">
            <text:p>15487000</text:p>
          </table:table-cell>
          <table:table-cell office:value-type="float" office:value="1966" calcext:value-type="float">
            <text:p>1966</text:p>
          </table:table-cell>
          <table:table-cell office:value-type="float" office:value="7877" calcext:value-type="float">
            <text:p>78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string" calcext:value-type="string">
            <text:p> Brazil</text:p>
          </table:table-cell>
          <table:table-cell office:value-type="float" office:value="13293000" calcext:value-type="float">
            <text:p>1.33E+07</text:p>
          </table:table-cell>
          <table:table-cell office:value-type="string" calcext:value-type="string">
            <text:p>Municipality</text:p>
          </table:table-cell>
          <table:table-cell office:value-type="float" office:value="6520000" calcext:value-type="float">
            <text:p>6520000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5,340</text:p>
            <text:p>[45]</text:p>
          </table:table-cell>
          <table:table-cell office:value-type="float" office:value="12644321" calcext:value-type="float">
            <text:p>12644321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2,374</text:p>
            <text:p>[46]</text:p>
          </table:table-cell>
          <table:table-cell office:value-type="float" office:value="12486000" calcext:value-type="float">
            <text:p>12486000</text:p>
          </table:table-cell>
          <table:table-cell office:value-type="float" office:value="2020" calcext:value-type="float">
            <text:p>2020</text:p>
          </table:table-cell>
          <table:table-cell office:value-type="float" office:value="6181" calcext:value-type="float">
            <text:p>61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anjin</text:p>
          </table:table-cell>
          <table:table-cell office:value-type="string" calcext:value-type="string">
            <text:p> China</text:p>
          </table:table-cell>
          <table:table-cell office:value-type="float" office:value="13215000" calcext:value-type="float">
            <text:p>1.32E+07</text:p>
          </table:table-cell>
          <table:table-cell office:value-type="string" calcext:value-type="string">
            <text:p>Municipality</text:p>
          </table:table-cell>
          <table:table-cell office:value-type="float" office:value="13866009" calcext:value-type="float">
            <text:p>13866009</text:p>
          </table:table-cell>
          <table:table-cell office:value-type="float" office:value="11920" calcext:value-type="float">
            <text:p>11920</text:p>
          </table:table-cell>
          <table:table-cell office:value-type="string" calcext:value-type="string">
            <text:p>1,163</text:p>
            <text:p>[17][18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932000" calcext:value-type="float">
            <text:p>10932000</text:p>
          </table:table-cell>
          <table:table-cell office:value-type="float" office:value="2813" calcext:value-type="float">
            <text:p>2813</text:p>
          </table:table-cell>
          <table:table-cell office:value-type="float" office:value="3886" calcext:value-type="float">
            <text:p>38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inshasa</text:p>
          </table:table-cell>
          <table:table-cell office:value-type="string" calcext:value-type="string">
            <text:p> DR Congo</text:p>
          </table:table-cell>
          <table:table-cell office:value-type="float" office:value="13171000" calcext:value-type="float">
            <text:p>1.32E+07</text:p>
          </table:table-cell>
          <table:table-cell office:value-type="string" calcext:value-type="string">
            <text:p>City-province</text:p>
          </table:table-cell>
          <table:table-cell office:value-type="float" office:value="11462000" calcext:value-type="float">
            <text:p>11462000</text:p>
          </table:table-cell>
          <table:table-cell office:value-type="float" office:value="9965" calcext:value-type="float">
            <text:p>9965</text:p>
          </table:table-cell>
          <table:table-cell office:value-type="string" calcext:value-type="string">
            <text:p>1,150</text:p>
            <text:p>[4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5056000" calcext:value-type="float">
            <text:p>15056000</text:p>
          </table:table-cell>
          <table:table-cell office:value-type="float" office:value="466" calcext:value-type="float">
            <text:p>466</text:p>
          </table:table-cell>
          <table:table-cell office:value-type="float" office:value="32309" calcext:value-type="float">
            <text:p>323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uangzhou</text:p>
          </table:table-cell>
          <table:table-cell office:value-type="string" calcext:value-type="string">
            <text:p> China</text:p>
          </table:table-cell>
          <table:table-cell office:value-type="float" office:value="12638000" calcext:value-type="float">
            <text:p>1.26E+07</text:p>
          </table:table-cell>
          <table:table-cell office:value-type="string" calcext:value-type="string">
            <text:p>City (sub-provincial)</text:p>
          </table:table-cell>
          <table:table-cell office:value-type="float" office:value="14498400" calcext:value-type="float">
            <text:p>14498400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1,950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1489000" calcext:value-type="float">
            <text:p>21489000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4,950</text:p>
            <text:p>[n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os Angeles</text:p>
          </table:table-cell>
          <table:table-cell office:value-type="string" calcext:value-type="string">
            <text:p> United States</text:p>
          </table:table-cell>
          <table:table-cell office:value-type="float" office:value="12458000" calcext:value-type="float">
            <text:p>1.25E+07</text:p>
          </table:table-cell>
          <table:table-cell office:value-type="string" calcext:value-type="string">
            <text:p>City</text:p>
          </table:table-cell>
          <table:table-cell office:value-type="float" office:value="3990456" calcext:value-type="float">
            <text:p>399045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3,287</text:p>
            <text:p>[30]</text:p>
          </table:table-cell>
          <table:table-cell office:value-type="float" office:value="13291486" calcext:value-type="float">
            <text:p>13291486</text:p>
          </table:table-cell>
          <table:table-cell office:value-type="float" office:value="12559" calcext:value-type="float">
            <text:p>12559</text:p>
          </table:table-cell>
          <table:table-cell office:value-type="string" calcext:value-type="string">
            <text:p>1,058</text:p>
            <text:p>[48]</text:p>
          </table:table-cell>
          <table:table-cell office:value-type="float" office:value="15477000" calcext:value-type="float">
            <text:p>15477000</text:p>
          </table:table-cell>
          <table:table-cell office:value-type="float" office:value="6351" calcext:value-type="float">
            <text:p>6351</text:p>
          </table:table-cell>
          <table:table-cell office:value-type="float" office:value="2437" calcext:value-type="float">
            <text:p>24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scow</text:p>
          </table:table-cell>
          <table:table-cell office:value-type="string" calcext:value-type="string">
            <text:p> Russia</text:p>
          </table:table-cell>
          <table:table-cell office:value-type="float" office:value="12410000" calcext:value-type="float">
            <text:p>1.24E+07</text:p>
          </table:table-cell>
          <table:table-cell office:value-type="string" calcext:value-type="string">
            <text:p>Federal city</text:p>
          </table:table-cell>
          <table:table-cell office:value-type="float" office:value="13200000" calcext:value-type="float">
            <text:p>13200000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5,257</text:p>
            <text:p>[49][50]</text:p>
          </table:table-cell>
          <table:table-cell office:value-type="string" calcext:value-type="string">
            <text:p>20,004,462</text:p>
            <text:p>[51]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7693000" calcext:value-type="float">
            <text:p>17693000</text:p>
          </table:table-cell>
          <table:table-cell office:value-type="float" office:value="5879" calcext:value-type="float">
            <text:p>5879</text:p>
          </table:table-cell>
          <table:table-cell office:value-type="float" office:value="3010" calcext:value-type="float">
            <text:p>30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enzhen</text:p>
          </table:table-cell>
          <table:table-cell office:value-type="string" calcext:value-type="string">
            <text:p> China</text:p>
          </table:table-cell>
          <table:table-cell office:value-type="float" office:value="11908000" calcext:value-type="float">
            <text:p>1.19E+07</text:p>
          </table:table-cell>
          <table:table-cell office:value-type="string" calcext:value-type="string">
            <text:p>City (sub-provincial)</text:p>
          </table:table-cell>
          <table:table-cell office:value-type="float" office:value="12528300" calcext:value-type="float">
            <text:p>1252830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6,111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4678000" calcext:value-type="float">
            <text:p>14678000</text:p>
          </table:table-cell>
          <table:table-cell office:value-type="float" office:value="1803" calcext:value-type="float">
            <text:p>1803</text:p>
          </table:table-cell>
          <table:table-cell office:value-type="float" office:value="8141" calcext:value-type="float">
            <text:p>81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hore</text:p>
          </table:table-cell>
          <table:table-cell office:value-type="string" calcext:value-type="string">
            <text:p> Pakistan</text:p>
          </table:table-cell>
          <table:table-cell office:value-type="float" office:value="11738000" calcext:value-type="float">
            <text:p>1.17E+07</text:p>
          </table:table-cell>
          <table:table-cell office:value-type="string" calcext:value-type="string">
            <text:p>Metropolitan city</text:p>
          </table:table-cell>
          <table:table-cell office:value-type="float" office:value="11126000" calcext:value-type="float">
            <text:p>11126000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6,279</text:p>
            <text:p>[32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1148000" calcext:value-type="float">
            <text:p>11148000</text:p>
          </table:table-cell>
          <table:table-cell office:value-type="float" office:value="852" calcext:value-type="float">
            <text:p>852</text:p>
          </table:table-cell>
          <table:table-cell office:value-type="float" office:value="13085" calcext:value-type="float">
            <text:p>130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ngalore</text:p>
          </table:table-cell>
          <table:table-cell office:value-type="string" calcext:value-type="string">
            <text:p> India</text:p>
          </table:table-cell>
          <table:table-cell office:value-type="float" office:value="11440000" calcext:value-type="float">
            <text:p>1.14E+07</text:p>
          </table:table-cell>
          <table:table-cell office:value-type="string" calcext:value-type="string">
            <text:p>Municipality</text:p>
          </table:table-cell>
          <table:table-cell office:value-type="float" office:value="8443675" calcext:value-type="float">
            <text:p>844367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11,909</text:p>
            <text:p>[52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999000" calcext:value-type="float">
            <text:p>13999000</text:p>
          </table:table-cell>
          <table:table-cell office:value-type="float" office:value="1204" calcext:value-type="float">
            <text:p>1204</text:p>
          </table:table-cell>
          <table:table-cell office:value-type="float" office:value="11627" calcext:value-type="float">
            <text:p>116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 France</text:p>
          </table:table-cell>
          <table:table-cell office:value-type="float" office:value="10901000" calcext:value-type="float">
            <text:p>1.09E+07</text:p>
          </table:table-cell>
          <table:table-cell office:value-type="string" calcext:value-type="string">
            <text:p>Commune</text:p>
          </table:table-cell>
          <table:table-cell office:value-type="float" office:value="2148271" calcext:value-type="float">
            <text:p>21482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,460</text:p>
            <text:p>[53]</text:p>
          </table:table-cell>
          <table:table-cell office:value-type="float" office:value="12244807" calcext:value-type="float">
            <text:p>1224480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1027000" calcext:value-type="float">
            <text:p>11027000</text:p>
          </table:table-cell>
          <table:table-cell office:value-type="float" office:value="2844" calcext:value-type="float">
            <text:p>2844</text:p>
          </table:table-cell>
          <table:table-cell office:value-type="float" office:value="3877" calcext:value-type="float">
            <text:p>38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ogotá</text:p>
          </table:table-cell>
          <table:table-cell office:value-type="string" calcext:value-type="string">
            <text:p> Colombia</text:p>
          </table:table-cell>
          <table:table-cell office:value-type="float" office:value="10574000" calcext:value-type="float">
            <text:p>1.06E+07</text:p>
          </table:table-cell>
          <table:table-cell office:value-type="string" calcext:value-type="string">
            <text:p>Capital District</text:p>
          </table:table-cell>
          <table:table-cell office:value-type="float" office:value="7963000" calcext:value-type="float">
            <text:p>7963000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5,018</text:p>
            <text:p>[54]</text:p>
          </table:table-cell>
          <table:table-cell office:value-type="float" office:value="12545272" calcext:value-type="float">
            <text:p>12545272</text:p>
          </table:table-cell>
          <table:table-cell office:value-type="float" office:value="5934" calcext:value-type="float">
            <text:p>5934</text:p>
          </table:table-cell>
          <table:table-cell office:value-type="string" calcext:value-type="string">
            <text:p>2,114</text:p>
            <text:p>[55]</text:p>
          </table:table-cell>
          <table:table-cell office:value-type="float" office:value="9274000" calcext:value-type="float">
            <text:p>9274000</text:p>
          </table:table-cell>
          <table:table-cell office:value-type="float" office:value="562" calcext:value-type="float">
            <text:p>562</text:p>
          </table:table-cell>
          <table:table-cell office:value-type="float" office:value="16502" calcext:value-type="float">
            <text:p>165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akarta</text:p>
          </table:table-cell>
          <table:table-cell office:value-type="string" calcext:value-type="string">
            <text:p> Indonesia</text:p>
          </table:table-cell>
          <table:table-cell office:value-type="float" office:value="10517000" calcext:value-type="float">
            <text:p>1.05E+07</text:p>
          </table:table-cell>
          <table:table-cell office:value-type="string" calcext:value-type="string">
            <text:p>Special capital region</text:p>
          </table:table-cell>
          <table:table-cell office:value-type="float" office:value="10154134" calcext:value-type="float">
            <text:p>1015413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5,292</text:p>
            <text:p>[56]</text:p>
          </table:table-cell>
          <table:table-cell office:value-type="float" office:value="33430285" calcext:value-type="float">
            <text:p>33430285</text:p>
          </table:table-cell>
          <table:table-cell office:value-type="float" office:value="7063" calcext:value-type="float">
            <text:p>7063</text:p>
          </table:table-cell>
          <table:table-cell office:value-type="string" calcext:value-type="string">
            <text:p>4,733</text:p>
            <text:p>[57]</text:p>
          </table:table-cell>
          <table:table-cell office:value-type="float" office:value="35362000" calcext:value-type="float">
            <text:p>35362000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9,986</text:p>
            <text:p>[o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ennai</text:p>
          </table:table-cell>
          <table:table-cell office:value-type="string" calcext:value-type="string">
            <text:p> India</text:p>
          </table:table-cell>
          <table:table-cell office:value-type="float" office:value="10456000" calcext:value-type="float">
            <text:p>1.05E+07</text:p>
          </table:table-cell>
          <table:table-cell office:value-type="string" calcext:value-type="string">
            <text:p>Municipality</text:p>
          </table:table-cell>
          <table:table-cell office:value-type="float" office:value="6727000" calcext:value-type="float">
            <text:p>672700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5,791</text:p>
            <text:p>[58][59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1564000" calcext:value-type="float">
            <text:p>11564000</text:p>
          </table:table-cell>
          <table:table-cell office:value-type="float" office:value="1085" calcext:value-type="float">
            <text:p>1085</text:p>
          </table:table-cell>
          <table:table-cell office:value-type="float" office:value="10658" calcext:value-type="float">
            <text:p>106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ma</text:p>
          </table:table-cell>
          <table:table-cell office:value-type="string" calcext:value-type="string">
            <text:p> Peru</text:p>
          </table:table-cell>
          <table:table-cell office:value-type="float" office:value="10391000" calcext:value-type="float">
            <text:p>1.04E+07</text:p>
          </table:table-cell>
          <table:table-cell office:value-type="string" calcext:value-type="string">
            <text:p>Metropolitan municipality</text:p>
          </table:table-cell>
          <table:table-cell office:value-type="float" office:value="8894000" calcext:value-type="float">
            <text:p>8894000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3,329</text:p>
            <text:p>[60]</text:p>
          </table:table-cell>
          <table:table-cell office:value-type="float" office:value="9569468" calcext:value-type="float">
            <text:p>9569468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3,395</text:p>
            <text:p>[61]</text:p>
          </table:table-cell>
          <table:table-cell office:value-type="float" office:value="8992000" calcext:value-type="float">
            <text:p>8992000</text:p>
          </table:table-cell>
          <table:table-cell office:value-type="float" office:value="891" calcext:value-type="float">
            <text:p>891</text:p>
          </table:table-cell>
          <table:table-cell office:value-type="float" office:value="10092" calcext:value-type="float">
            <text:p>100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ngkok</text:p>
          </table:table-cell>
          <table:table-cell office:value-type="string" calcext:value-type="string">
            <text:p> Thailand</text:p>
          </table:table-cell>
          <table:table-cell office:value-type="float" office:value="10156000" calcext:value-type="float">
            <text:p>1.02E+07</text:p>
          </table:table-cell>
          <table:table-cell office:value-type="string" calcext:value-type="string">
            <text:p>Special administrative area</text:p>
          </table:table-cell>
          <table:table-cell office:value-type="float" office:value="8305218" calcext:value-type="float">
            <text:p>8305218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5,293</text:p>
            <text:p>[62]</text:p>
          </table:table-cell>
          <table:table-cell office:value-type="float" office:value="16255900" calcext:value-type="float">
            <text:p>16255900</text:p>
          </table:table-cell>
          <table:table-cell office:value-type="float" office:value="7762" calcext:value-type="float">
            <text:p>7762</text:p>
          </table:table-cell>
          <table:table-cell office:value-type="string" calcext:value-type="string">
            <text:p>2,094</text:p>
            <text:p>[63]</text:p>
          </table:table-cell>
          <table:table-cell office:value-type="float" office:value="17573000" calcext:value-type="float">
            <text:p>17573000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5,493</text:p>
            <text:p>[64]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oul</text:p>
          </table:table-cell>
          <table:table-cell office:value-type="string" calcext:value-type="string">
            <text:p> South Korea</text:p>
          </table:table-cell>
          <table:table-cell office:value-type="float" office:value="9963000" calcext:value-type="float">
            <text:p>9.96E+06</text:p>
          </table:table-cell>
          <table:table-cell office:value-type="string" calcext:value-type="string">
            <text:p>Special city</text:p>
          </table:table-cell>
          <table:table-cell office:value-type="float" office:value="10013781" calcext:value-type="float">
            <text:p>1001378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16,208[65]</text:p>
          </table:table-cell>
          <table:table-cell office:value-type="float" office:value="25514000" calcext:value-type="float">
            <text:p>25514000</text:p>
          </table:table-cell>
          <table:table-cell office:value-type="float" office:value="11704" calcext:value-type="float">
            <text:p>11704</text:p>
          </table:table-cell>
          <table:table-cell office:value-type="string" calcext:value-type="string">
            <text:p>2,180[65]</text:p>
          </table:table-cell>
          <table:table-cell office:value-type="float" office:value="22394000" calcext:value-type="float">
            <text:p>22394000</text:p>
          </table:table-cell>
          <table:table-cell office:value-type="float" office:value="2769" calcext:value-type="float">
            <text:p>2769</text:p>
          </table:table-cell>
          <table:table-cell office:value-type="float" office:value="8087" calcext:value-type="float">
            <text:p>80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agoya</text:p>
          </table:table-cell>
          <table:table-cell office:value-type="string" calcext:value-type="string">
            <text:p> Japan</text:p>
          </table:table-cell>
          <table:table-cell office:value-type="float" office:value="9507000" calcext:value-type="float">
            <text:p>9.51E+06</text:p>
          </table:table-cell>
          <table:table-cell office:value-type="string" calcext:value-type="string">
            <text:p>Designated city</text:p>
          </table:table-cell>
          <table:table-cell office:value-type="float" office:value="2320361" calcext:value-type="float">
            <text:p>232036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7,118</text:p>
            <text:p>[13]</text:p>
          </table:table-cell>
          <table:table-cell office:value-type="float" office:value="9363000" calcext:value-type="float">
            <text:p>9363000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1,288</text:p>
            <text:p>[14]</text:p>
          </table:table-cell>
          <table:table-cell office:value-type="float" office:value="9522000" calcext:value-type="float">
            <text:p>9522000</text:p>
          </table:table-cell>
          <table:table-cell office:value-type="float" office:value="3704" calcext:value-type="float">
            <text:p>3704</text:p>
          </table:table-cell>
          <table:table-cell office:value-type="float" office:value="2571" calcext:value-type="float">
            <text:p>25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yderabad</text:p>
          </table:table-cell>
          <table:table-cell office:value-type="string" calcext:value-type="string">
            <text:p> India</text:p>
          </table:table-cell>
          <table:table-cell office:value-type="float" office:value="9482000" calcext:value-type="float">
            <text:p>9.48E+06</text:p>
          </table:table-cell>
          <table:table-cell office:value-type="string" calcext:value-type="string">
            <text:p>Municipality</text:p>
          </table:table-cell>
          <table:table-cell office:value-type="float" office:value="6993262" calcext:value-type="float">
            <text:p>699326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0,759</text:p>
            <text:p>[66][6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840000" calcext:value-type="float">
            <text:p>9840000</text:p>
          </table:table-cell>
          <table:table-cell office:value-type="float" office:value="1274" calcext:value-type="float">
            <text:p>1274</text:p>
          </table:table-cell>
          <table:table-cell office:value-type="float" office:value="7724" calcext:value-type="float">
            <text:p>77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ondon</text:p>
          </table:table-cell>
          <table:table-cell office:value-type="string" calcext:value-type="string">
            <text:p> United Kingdom</text:p>
          </table:table-cell>
          <table:table-cell office:value-type="float" office:value="9046000" calcext:value-type="float">
            <text:p>9.05E+06</text:p>
          </table:table-cell>
          <table:table-cell office:value-type="string" calcext:value-type="string">
            <text:p>Capital city</text:p>
          </table:table-cell>
          <table:table-cell office:value-type="float" office:value="8825001" calcext:value-type="float">
            <text:p>8825001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5,614</text:p>
            <text:p>[68]</text:p>
          </table:table-cell>
          <table:table-cell office:value-type="string" calcext:value-type="string">
            <text:p>14,372,596</text:p>
            <text:p>[69]</text:p>
          </table:table-cell>
          <table:table-cell office:value-type="float" office:value="8382" calcext:value-type="float">
            <text:p>8382</text:p>
          </table:table-cell>
          <table:table-cell office:value-type="float" office:value="1715" calcext:value-type="float">
            <text:p>1715</text:p>
          </table:table-cell>
          <table:table-cell office:value-type="float" office:value="11120000" calcext:value-type="float">
            <text:p>11120000</text:p>
          </table:table-cell>
          <table:table-cell office:value-type="float" office:value="1738" calcext:value-type="float">
            <text:p>1738</text:p>
          </table:table-cell>
          <table:table-cell office:value-type="float" office:value="6398" calcext:value-type="float">
            <text:p>63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ehran</text:p>
          </table:table-cell>
          <table:table-cell office:value-type="string" calcext:value-type="string">
            <text:p> Iran</text:p>
          </table:table-cell>
          <table:table-cell office:value-type="float" office:value="8896000" calcext:value-type="float">
            <text:p>8.90E+06</text:p>
          </table:table-cell>
          <table:table-cell office:value-type="string" calcext:value-type="string">
            <text:p>Capital city</text:p>
          </table:table-cell>
          <table:table-cell office:value-type="float" office:value="9033003" calcext:value-type="float">
            <text:p>9033003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12,028</text:p>
            <text:p>[70][71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819000" calcext:value-type="float">
            <text:p>13819000</text:p>
          </table:table-cell>
          <table:table-cell office:value-type="float" office:value="1704" calcext:value-type="float">
            <text:p>1704</text:p>
          </table:table-cell>
          <table:table-cell office:value-type="float" office:value="8110" calcext:value-type="float">
            <text:p>81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icago</text:p>
          </table:table-cell>
          <table:table-cell office:value-type="string" calcext:value-type="string">
            <text:p> United States</text:p>
          </table:table-cell>
          <table:table-cell office:value-type="float" office:value="8864000" calcext:value-type="float">
            <text:p>8.86E+06</text:p>
          </table:table-cell>
          <table:table-cell office:value-type="string" calcext:value-type="string">
            <text:p>City</text:p>
          </table:table-cell>
          <table:table-cell office:value-type="float" office:value="2746388" calcext:value-type="float">
            <text:p>274638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4,663</text:p>
            <text:p>[30]</text:p>
          </table:table-cell>
          <table:table-cell office:value-type="float" office:value="9618502" calcext:value-type="float">
            <text:p>9618502</text:p>
          </table:table-cell>
          <table:table-cell office:value-type="float" office:value="18640" calcext:value-type="float">
            <text:p>18640</text:p>
          </table:table-cell>
          <table:table-cell office:value-type="string" calcext:value-type="string">
            <text:p>516</text:p>
            <text:p>[72]</text:p>
          </table:table-cell>
          <table:table-cell office:value-type="float" office:value="9013000" calcext:value-type="float">
            <text:p>9013000</text:p>
          </table:table-cell>
          <table:table-cell office:value-type="float" office:value="7006" calcext:value-type="float">
            <text:p>7006</text:p>
          </table:table-cell>
          <table:table-cell office:value-type="float" office:value="1286" calcext:value-type="float">
            <text:p>12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engdu</text:p>
          </table:table-cell>
          <table:table-cell office:value-type="string" calcext:value-type="string">
            <text:p> China</text:p>
          </table:table-cell>
          <table:table-cell office:value-type="float" office:value="8813000" calcext:value-type="float">
            <text:p>8.81E+06</text:p>
          </table:table-cell>
          <table:table-cell office:value-type="string" calcext:value-type="string">
            <text:p>City (sub-provincial)</text:p>
          </table:table-cell>
          <table:table-cell office:value-type="float" office:value="16044700" calcext:value-type="float">
            <text:p>16044700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1,116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1920000" calcext:value-type="float">
            <text:p>11920000</text:p>
          </table:table-cell>
          <table:table-cell office:value-type="float" office:value="1829" calcext:value-type="float">
            <text:p>1829</text:p>
          </table:table-cell>
          <table:table-cell office:value-type="float" office:value="6517" calcext:value-type="float">
            <text:p>65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anjing</text:p>
          </table:table-cell>
          <table:table-cell office:value-type="string" calcext:value-type="string">
            <text:p> China</text:p>
          </table:table-cell>
          <table:table-cell office:value-type="float" office:value="8245000" calcext:value-type="float">
            <text:p>8.25E+06</text:p>
          </table:table-cell>
          <table:table-cell office:value-type="string" calcext:value-type="string">
            <text:p>City (sub-provincial)</text:p>
          </table:table-cell>
          <table:table-cell office:value-type="float" office:value="7260000" calcext:value-type="float">
            <text:p>7260000</text:p>
          </table:table-cell>
          <table:table-cell office:value-type="float" office:value="6582" calcext:value-type="float">
            <text:p>6582</text:p>
          </table:table-cell>
          <table:table-cell office:value-type="string" calcext:value-type="string">
            <text:p>1,103</text:p>
            <text:p>[73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729000" calcext:value-type="float">
            <text:p>7729000</text:p>
          </table:table-cell>
          <table:table-cell office:value-type="float" office:value="1614" calcext:value-type="float">
            <text:p>1614</text:p>
          </table:table-cell>
          <table:table-cell office:value-type="float" office:value="4789" calcext:value-type="float">
            <text:p>47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uhan</text:p>
          </table:table-cell>
          <table:table-cell office:value-type="string" calcext:value-type="string">
            <text:p> China</text:p>
          </table:table-cell>
          <table:table-cell office:value-type="float" office:value="8176000" calcext:value-type="float">
            <text:p>8.18E+06</text:p>
          </table:table-cell>
          <table:table-cell office:value-type="string" calcext:value-type="string">
            <text:p>City (sub-provincial)</text:p>
          </table:table-cell>
          <table:table-cell office:value-type="float" office:value="10892900" calcext:value-type="float">
            <text:p>10892900</text:p>
          </table:table-cell>
          <table:table-cell office:value-type="float" office:value="8494" calcext:value-type="float">
            <text:p>8494</text:p>
          </table:table-cell>
          <table:table-cell office:value-type="string" calcext:value-type="string">
            <text:p>1,282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729000" calcext:value-type="float">
            <text:p>9729000</text:p>
          </table:table-cell>
          <table:table-cell office:value-type="float" office:value="1722" calcext:value-type="float">
            <text:p>1722</text:p>
          </table:table-cell>
          <table:table-cell office:value-type="float" office:value="5650" calcext:value-type="float">
            <text:p>56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o Chi Minh City</text:p>
          </table:table-cell>
          <table:table-cell office:value-type="string" calcext:value-type="string">
            <text:p> Vietnam</text:p>
          </table:table-cell>
          <table:table-cell office:value-type="float" office:value="8145000" calcext:value-type="float">
            <text:p>8.15E+06</text:p>
          </table:table-cell>
          <table:table-cell office:value-type="string" calcext:value-type="string">
            <text:p>Municipality</text:p>
          </table:table-cell>
          <table:table-cell office:value-type="float" office:value="7431000" calcext:value-type="float">
            <text:p>7431000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3,606</text:p>
            <text:p>[74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954000" calcext:value-type="float">
            <text:p>13954000</text:p>
          </table:table-cell>
          <table:table-cell office:value-type="float" office:value="1637" calcext:value-type="float">
            <text:p>1637</text:p>
          </table:table-cell>
          <table:table-cell office:value-type="float" office:value="8524" calcext:value-type="float">
            <text:p>85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uanda</text:p>
          </table:table-cell>
          <table:table-cell office:value-type="string" calcext:value-type="string">
            <text:p> Angola</text:p>
          </table:table-cell>
          <table:table-cell office:value-type="float" office:value="7774000" calcext:value-type="float">
            <text:p>7.77E+06</text:p>
          </table:table-cell>
          <table:table-cell office:value-type="string" calcext:value-type="string">
            <text:p>Municipality</text:p>
          </table:table-cell>
          <table:table-cell office:value-type="float" office:value="2165867" calcext:value-type="float">
            <text:p>216586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,671</text:p>
            <text:p>[75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883000" calcext:value-type="float">
            <text:p>8883000</text:p>
          </table:table-cell>
          <table:table-cell office:value-type="float" office:value="1005" calcext:value-type="float">
            <text:p>1005</text:p>
          </table:table-cell>
          <table:table-cell office:value-type="float" office:value="8839" calcext:value-type="float">
            <text:p>88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hmedabad</text:p>
          </table:table-cell>
          <table:table-cell office:value-type="string" calcext:value-type="string">
            <text:p> India</text:p>
          </table:table-cell>
          <table:table-cell office:value-type="float" office:value="7681000" calcext:value-type="float">
            <text:p>7.68E+06</text:p>
          </table:table-cell>
          <table:table-cell office:value-type="string" calcext:value-type="string">
            <text:p>Municipality</text:p>
          </table:table-cell>
          <table:table-cell office:value-type="float" office:value="5570585" calcext:value-type="float">
            <text:p>557058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2,006</text:p>
            <text:p>[76]</text:p>
          </table:table-cell>
          <table:table-cell office:value-type="string" calcext:value-type="string">
            <text:p>6,300,000</text:p>
            <text:p>[77]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717000" calcext:value-type="float">
            <text:p>7717000</text:p>
          </table:table-cell>
          <table:table-cell office:value-type="float" office:value="360" calcext:value-type="float">
            <text:p>360</text:p>
          </table:table-cell>
          <table:table-cell office:value-type="float" office:value="21436" calcext:value-type="float">
            <text:p>214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uala Lumpur</text:p>
          </table:table-cell>
          <table:table-cell office:value-type="string" calcext:value-type="string">
            <text:p> Malaysia</text:p>
          </table:table-cell>
          <table:table-cell office:value-type="float" office:value="7564000" calcext:value-type="float">
            <text:p>7.56E+06</text:p>
          </table:table-cell>
          <table:table-cell office:value-type="string" calcext:value-type="string">
            <text:p>City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,276</text:p>
            <text:p>[78]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2,578</text:p>
            <text:p>[79]</text:p>
          </table:table-cell>
          <table:table-cell office:value-type="float" office:value="8639000" calcext:value-type="float">
            <text:p>8639000</text:p>
          </table:table-cell>
          <table:table-cell office:value-type="float" office:value="2163" calcext:value-type="float">
            <text:p>2163</text:p>
          </table:table-cell>
          <table:table-cell office:value-type="float" office:value="3994" calcext:value-type="float">
            <text:p>39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i'an</text:p>
          </table:table-cell>
          <table:table-cell office:value-type="string" calcext:value-type="string">
            <text:p> China</text:p>
          </table:table-cell>
          <table:table-cell office:value-type="float" office:value="7444000" calcext:value-type="float">
            <text:p>7.44E+06</text:p>
          </table:table-cell>
          <table:table-cell office:value-type="string" calcext:value-type="string">
            <text:p>City (sub-provincial)</text:p>
          </table:table-cell>
          <table:table-cell office:value-type="float" office:value="8989000" calcext:value-type="float">
            <text:p>8989000</text:p>
          </table:table-cell>
          <table:table-cell office:value-type="float" office:value="10135" calcext:value-type="float">
            <text:p>10135</text:p>
          </table:table-cell>
          <table:table-cell office:value-type="string" calcext:value-type="string">
            <text:p>887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090000" calcext:value-type="float">
            <text:p>7090000</text:p>
          </table:table-cell>
          <table:table-cell office:value-type="float" office:value="1093" calcext:value-type="float">
            <text:p>1093</text:p>
          </table:table-cell>
          <table:table-cell office:value-type="float" office:value="6487" calcext:value-type="float">
            <text:p>64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 China</text:p>
          </table:table-cell>
          <table:table-cell office:value-type="float" office:value="7429000" calcext:value-type="float">
            <text:p>7.43E+06</text:p>
          </table:table-cell>
          <table:table-cell office:value-type="string" calcext:value-type="string">
            <text:p>Special administrative region</text:p>
          </table:table-cell>
          <table:table-cell office:value-type="float" office:value="7298600" calcext:value-type="float">
            <text:p>729860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6,611</text:p>
            <text:p>[80][81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398000" calcext:value-type="float">
            <text:p>7398000</text:p>
          </table:table-cell>
          <table:table-cell office:value-type="float" office:value="290" calcext:value-type="float">
            <text:p>290</text:p>
          </table:table-cell>
          <table:table-cell office:value-type="float" office:value="25510" calcext:value-type="float">
            <text:p>255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ngguan</text:p>
          </table:table-cell>
          <table:table-cell office:value-type="string" calcext:value-type="string">
            <text:p> China</text:p>
          </table:table-cell>
          <table:table-cell office:value-type="float" office:value="7360000" calcext:value-type="float">
            <text:p>7.36E+06</text:p>
          </table:table-cell>
          <table:table-cell office:value-type="string" calcext:value-type="string">
            <text:p>Prefecture-level city</text:p>
          </table:table-cell>
          <table:table-cell office:value-type="float" office:value="8342500" calcext:value-type="float">
            <text:p>8342500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3,384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142000" calcext:value-type="float">
            <text:p>8142000</text:p>
          </table:table-cell>
          <table:table-cell office:value-type="float" office:value="1759" calcext:value-type="float">
            <text:p>1759</text:p>
          </table:table-cell>
          <table:table-cell office:value-type="float" office:value="4629" calcext:value-type="float">
            <text:p>46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ngzhou</text:p>
          </table:table-cell>
          <table:table-cell office:value-type="string" calcext:value-type="string">
            <text:p> China</text:p>
          </table:table-cell>
          <table:table-cell office:value-type="float" office:value="7236000" calcext:value-type="float">
            <text:p>7.24E+06</text:p>
          </table:table-cell>
          <table:table-cell office:value-type="string" calcext:value-type="string">
            <text:p>City (sub-provincial)</text:p>
          </table:table-cell>
          <table:table-cell office:value-type="float" office:value="9468000" calcext:value-type="float">
            <text:p>9468000</text:p>
          </table:table-cell>
          <table:table-cell office:value-type="float" office:value="16596" calcext:value-type="float">
            <text:p>16596</text:p>
          </table:table-cell>
          <table:table-cell office:value-type="string" calcext:value-type="string">
            <text:p>570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713000" calcext:value-type="float">
            <text:p>6713000</text:p>
          </table:table-cell>
          <table:table-cell office:value-type="float" office:value="1445" calcext:value-type="float">
            <text:p>1445</text:p>
          </table:table-cell>
          <table:table-cell office:value-type="float" office:value="4646" calcext:value-type="float">
            <text:p>46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shan</text:p>
          </table:table-cell>
          <table:table-cell office:value-type="string" calcext:value-type="string">
            <text:p> China</text:p>
          </table:table-cell>
          <table:table-cell office:value-type="float" office:value="7236000" calcext:value-type="float">
            <text:p>7.24E+06</text:p>
          </table:table-cell>
          <table:table-cell office:value-type="string" calcext:value-type="string">
            <text:p>Prefecture-level city</text:p>
          </table:table-cell>
          <table:table-cell office:value-type="float" office:value="7197394" calcext:value-type="float">
            <text:p>7197394</text:p>
          </table:table-cell>
          <table:table-cell office:value-type="float" office:value="3848" calcext:value-type="float">
            <text:p>3848</text:p>
          </table:table-cell>
          <table:table-cell office:value-type="string" calcext:value-type="string">
            <text:p>1,870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/A[82]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enyang</text:p>
          </table:table-cell>
          <table:table-cell office:value-type="string" calcext:value-type="string">
            <text:p> China</text:p>
          </table:table-cell>
          <table:table-cell office:value-type="float" office:value="6921000" calcext:value-type="float">
            <text:p>6.92E+06</text:p>
          </table:table-cell>
          <table:table-cell office:value-type="string" calcext:value-type="string">
            <text:p>City (sub-provincial)</text:p>
          </table:table-cell>
          <table:table-cell office:value-type="float" office:value="8294000" calcext:value-type="float">
            <text:p>8294000</text:p>
          </table:table-cell>
          <table:table-cell office:value-type="float" office:value="12980" calcext:value-type="float">
            <text:p>12980</text:p>
          </table:table-cell>
          <table:table-cell office:value-type="string" calcext:value-type="string">
            <text:p>639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08000" calcext:value-type="float">
            <text:p>720800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4,758</text:p>
            <text:p>[p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iyadh</text:p>
          </table:table-cell>
          <table:table-cell office:value-type="string" calcext:value-type="string">
            <text:p> Saudi Arabia</text:p>
          </table:table-cell>
          <table:table-cell office:value-type="float" office:value="6907000" calcext:value-type="float">
            <text:p>6.91E+06</text:p>
          </table:table-cell>
          <table:table-cell office:value-type="string" calcext:value-type="string">
            <text:p>Municipality</text:p>
          </table:table-cell>
          <table:table-cell office:value-type="float" office:value="6694000" calcext:value-type="float">
            <text:p>6694000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3,499</text:p>
            <text:p>[83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889000" calcext:value-type="float">
            <text:p>6889000</text:p>
          </table:table-cell>
          <table:table-cell office:value-type="float" office:value="1673" calcext:value-type="float">
            <text:p>1673</text:p>
          </table:table-cell>
          <table:table-cell office:value-type="float" office:value="4118" calcext:value-type="float">
            <text:p>41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ghdad</text:p>
          </table:table-cell>
          <table:table-cell office:value-type="string" calcext:value-type="string">
            <text:p> Iraq</text:p>
          </table:table-cell>
          <table:table-cell office:value-type="float" office:value="6812000" calcext:value-type="float">
            <text:p>6.81E+06</text:p>
          </table:table-cell>
          <table:table-cell office:value-type="string" calcext:value-type="string">
            <text:p>Urban governorate</text:p>
          </table:table-cell>
          <table:table-cell office:value-type="float" office:value="8126755" calcext:value-type="float">
            <text:p>812675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1,563</text:p>
            <text:p>[84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107000" calcext:value-type="float">
            <text:p>6107000</text:p>
          </table:table-cell>
          <table:table-cell office:value-type="float" office:value="694" calcext:value-type="float">
            <text:p>694</text:p>
          </table:table-cell>
          <table:table-cell office:value-type="float" office:value="8800" calcext:value-type="float">
            <text:p>88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tiago</text:p>
          </table:table-cell>
          <table:table-cell office:value-type="string" calcext:value-type="string">
            <text:p> Chile</text:p>
          </table:table-cell>
          <table:table-cell office:value-type="float" office:value="6680000" calcext:value-type="float">
            <text:p>6.68E+06</text:p>
          </table:table-cell>
          <table:table-cell office:value-type="string" calcext:value-type="string">
            <text:p>City (commune)</text:p>
          </table:table-cell>
          <table:table-cell office:value-type="float" office:value="236453" calcext:value-type="float">
            <text:p>2364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,748</text:p>
            <text:p>[85]</text:p>
          </table:table-cell>
          <table:table-cell office:value-type="float" office:value="7112808" calcext:value-type="float">
            <text:p>7112808</text:p>
          </table:table-cell>
          <table:table-cell office:value-type="float" office:value="15403" calcext:value-type="float">
            <text:p>15403</text:p>
          </table:table-cell>
          <table:table-cell office:value-type="string" calcext:value-type="string">
            <text:p>462</text:p>
            <text:p>[86]</text:p>
          </table:table-cell>
          <table:table-cell office:value-type="float" office:value="7026000" calcext:value-type="float">
            <text:p>7026000</text:p>
          </table:table-cell>
          <table:table-cell office:value-type="float" office:value="1147" calcext:value-type="float">
            <text:p>1147</text:p>
          </table:table-cell>
          <table:table-cell office:value-type="float" office:value="6126" calcext:value-type="float">
            <text:p>61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rat</text:p>
          </table:table-cell>
          <table:table-cell office:value-type="string" calcext:value-type="string">
            <text:p> India</text:p>
          </table:table-cell>
          <table:table-cell office:value-type="float" office:value="6564000" calcext:value-type="float">
            <text:p>6.56E+06</text:p>
          </table:table-cell>
          <table:table-cell office:value-type="string" calcext:value-type="string">
            <text:p>Municipality</text:p>
          </table:table-cell>
          <table:table-cell office:value-type="float" office:value="4466826" calcext:value-type="float">
            <text:p>44668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13,660</text:p>
            <text:p>[8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875000" calcext:value-type="float">
            <text:p>4875000</text:p>
          </table:table-cell>
          <table:table-cell office:value-type="float" office:value="238" calcext:value-type="float">
            <text:p>238</text:p>
          </table:table-cell>
          <table:table-cell office:value-type="float" office:value="20483" calcext:value-type="float">
            <text:p>204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drid</text:p>
          </table:table-cell>
          <table:table-cell office:value-type="string" calcext:value-type="string">
            <text:p> Spain</text:p>
          </table:table-cell>
          <table:table-cell office:value-type="float" office:value="6497000" calcext:value-type="float">
            <text:p>6.50E+06</text:p>
          </table:table-cell>
          <table:table-cell office:value-type="string" calcext:value-type="string">
            <text:p>Municipality</text:p>
          </table:table-cell>
          <table:table-cell office:value-type="float" office:value="3266126" calcext:value-type="float">
            <text:p>326612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5,390</text:p>
            <text:p>[88]</text:p>
          </table:table-cell>
          <table:table-cell office:value-type="float" office:value="6641649" calcext:value-type="float">
            <text:p>664164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06000" calcext:value-type="float">
            <text:p>6006000</text:p>
          </table:table-cell>
          <table:table-cell office:value-type="float" office:value="1365" calcext:value-type="float">
            <text:p>1365</text:p>
          </table:table-cell>
          <table:table-cell office:value-type="float" office:value="4400" calcext:value-type="float">
            <text:p>44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zhou</text:p>
          </table:table-cell>
          <table:table-cell office:value-type="string" calcext:value-type="string">
            <text:p> China</text:p>
          </table:table-cell>
          <table:table-cell office:value-type="float" office:value="6339000" calcext:value-type="float">
            <text:p>6.34E+06</text:p>
          </table:table-cell>
          <table:table-cell office:value-type="string" calcext:value-type="string">
            <text:p>Prefecture-level city</text:p>
          </table:table-cell>
          <table:table-cell office:value-type="float" office:value="10721700" calcext:value-type="float">
            <text:p>10721700</text:p>
          </table:table-cell>
          <table:table-cell office:value-type="float" office:value="8488" calcext:value-type="float">
            <text:p>8488</text:p>
          </table:table-cell>
          <table:table-cell office:value-type="string" calcext:value-type="string">
            <text:p>1,263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103000" calcext:value-type="float">
            <text:p>5103000</text:p>
          </table:table-cell>
          <table:table-cell office:value-type="float" office:value="1386" calcext:value-type="float">
            <text:p>1386</text:p>
          </table:table-cell>
          <table:table-cell office:value-type="float" office:value="3682" calcext:value-type="float">
            <text:p>36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ne</text:p>
          </table:table-cell>
          <table:table-cell office:value-type="string" calcext:value-type="string">
            <text:p> India</text:p>
          </table:table-cell>
          <table:table-cell office:value-type="float" office:value="6276000" calcext:value-type="float">
            <text:p>6.28E+06</text:p>
          </table:table-cell>
          <table:table-cell office:value-type="string" calcext:value-type="string">
            <text:p>Municipality</text:p>
          </table:table-cell>
          <table:table-cell office:value-type="float" office:value="3124458" calcext:value-type="float">
            <text:p>312445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1,321</text:p>
            <text:p>[89]</text:p>
          </table:table-cell>
          <table:table-cell office:value-type="float" office:value="7276000" calcext:value-type="float">
            <text:p>7276000</text:p>
          </table:table-cell>
          <table:table-cell office:value-type="float" office:value="7256" calcext:value-type="float">
            <text:p>7256</text:p>
          </table:table-cell>
          <table:table-cell office:value-type="string" calcext:value-type="string">
            <text:p>1,003</text:p>
            <text:p>[90]</text:p>
          </table:table-cell>
          <table:table-cell office:value-type="float" office:value="7948000" calcext:value-type="float">
            <text:p>7948000</text:p>
          </table:table-cell>
          <table:table-cell office:value-type="float" office:value="650" calcext:value-type="float">
            <text:p>650</text:p>
          </table:table-cell>
          <table:table-cell office:value-type="float" office:value="12228" calcext:value-type="float">
            <text:p>122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rbin</text:p>
          </table:table-cell>
          <table:table-cell office:value-type="string" calcext:value-type="string">
            <text:p> China</text:p>
          </table:table-cell>
          <table:table-cell office:value-type="float" office:value="6115000" calcext:value-type="float">
            <text:p>6.12E+06</text:p>
          </table:table-cell>
          <table:table-cell office:value-type="string" calcext:value-type="string">
            <text:p>City (sub-provincial)</text:p>
          </table:table-cell>
          <table:table-cell office:value-type="float" office:value="10635971" calcext:value-type="float">
            <text:p>10635971</text:p>
          </table:table-cell>
          <table:table-cell office:value-type="float" office:value="53068" calcext:value-type="float">
            <text:p>53068</text:p>
          </table:table-cell>
          <table:table-cell office:value-type="string" calcext:value-type="string">
            <text:p>200</text:p>
            <text:p>[17]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583000" calcext:value-type="float">
            <text:p>4583000</text:p>
          </table:table-cell>
          <table:table-cell office:value-type="float" office:value="671" calcext:value-type="float">
            <text:p>671</text:p>
          </table:table-cell>
          <table:table-cell office:value-type="float" office:value="6830" calcext:value-type="float">
            <text:p>68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ouston</text:p>
          </table:table-cell>
          <table:table-cell office:value-type="string" calcext:value-type="string">
            <text:p> United States</text:p>
          </table:table-cell>
          <table:table-cell office:value-type="float" office:value="6115000" calcext:value-type="float">
            <text:p>6.12E+06</text:p>
          </table:table-cell>
          <table:table-cell office:value-type="string" calcext:value-type="string">
            <text:p>City</text:p>
          </table:table-cell>
          <table:table-cell office:value-type="float" office:value="2325502" calcext:value-type="float">
            <text:p>2325502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1,497</text:p>
            <text:p>[30]</text:p>
          </table:table-cell>
          <table:table-cell office:value-type="float" office:value="6997384" calcext:value-type="float">
            <text:p>6997384</text:p>
          </table:table-cell>
          <table:table-cell office:value-type="float" office:value="21395" calcext:value-type="float">
            <text:p>21395</text:p>
          </table:table-cell>
          <table:table-cell office:value-type="string" calcext:value-type="string">
            <text:p>327</text:p>
            <text:p>[91]</text:p>
          </table:table-cell>
          <table:table-cell office:value-type="float" office:value="6529000" calcext:value-type="float">
            <text:p>6529000</text:p>
          </table:table-cell>
          <table:table-cell office:value-type="float" office:value="4931" calcext:value-type="float">
            <text:p>4931</text:p>
          </table:table-cell>
          <table:table-cell office:value-type="float" office:value="1324" calcext:value-type="float">
            <text:p>13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allas</text:p>
          </table:table-cell>
          <table:table-cell office:value-type="string" calcext:value-type="string">
            <text:p> United States</text:p>
          </table:table-cell>
          <table:table-cell office:value-type="float" office:value="6099000" calcext:value-type="float">
            <text:p>6.10E+06</text:p>
          </table:table-cell>
          <table:table-cell office:value-type="string" calcext:value-type="string">
            <text:p>City</text:p>
          </table:table-cell>
          <table:table-cell office:value-type="float" office:value="1345047" calcext:value-type="float">
            <text:p>134504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,525</text:p>
            <text:p>[30]</text:p>
          </table:table-cell>
          <table:table-cell office:value-type="float" office:value="7470158" calcext:value-type="float">
            <text:p>7470158</text:p>
          </table:table-cell>
          <table:table-cell office:value-type="float" office:value="22463" calcext:value-type="float">
            <text:p>22463</text:p>
          </table:table-cell>
          <table:table-cell office:value-type="string" calcext:value-type="string">
            <text:p>333</text:p>
            <text:p>[92]</text:p>
          </table:table-cell>
          <table:table-cell office:value-type="float" office:value="6960000" calcext:value-type="float">
            <text:p>6960000</text:p>
          </table:table-cell>
          <table:table-cell office:value-type="float" office:value="5278" calcext:value-type="float">
            <text:p>5278</text:p>
          </table:table-cell>
          <table:table-cell office:value-type="string" calcext:value-type="string">
            <text:p>1,319</text:p>
            <text:p>[q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oronto</text:p>
          </table:table-cell>
          <table:table-cell office:value-type="string" calcext:value-type="string">
            <text:p> Canada</text:p>
          </table:table-cell>
          <table:table-cell office:value-type="float" office:value="6082000" calcext:value-type="float">
            <text:p>6.08E+06</text:p>
          </table:table-cell>
          <table:table-cell office:value-type="string" calcext:value-type="string">
            <text:p>City</text:p>
          </table:table-cell>
          <table:table-cell office:value-type="float" office:value="2731571" calcext:value-type="float">
            <text:p>273157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,336</text:p>
            <text:p>[93][94]</text:p>
          </table:table-cell>
          <table:table-cell office:value-type="float" office:value="5928040" calcext:value-type="float">
            <text:p>5928040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1,004</text:p>
            <text:p>[95]</text:p>
          </table:table-cell>
          <table:table-cell office:value-type="float" office:value="6985000" calcext:value-type="float">
            <text:p>6985000</text:p>
          </table:table-cell>
          <table:table-cell office:value-type="float" office:value="2300" calcext:value-type="float">
            <text:p>2300</text:p>
          </table:table-cell>
          <table:table-cell office:value-type="float" office:value="3037" calcext:value-type="float">
            <text:p>303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ar es Salaam</text:p>
          </table:table-cell>
          <table:table-cell office:value-type="string" calcext:value-type="string">
            <text:p> Tanzania</text:p>
          </table:table-cell>
          <table:table-cell office:value-type="float" office:value="6048000" calcext:value-type="float">
            <text:p>6.05E+06</text:p>
          </table:table-cell>
          <table:table-cell office:value-type="string" calcext:value-type="string">
            <text:p>City</text:p>
          </table:table-cell>
          <table:table-cell office:value-type="float" office:value="4364541" calcext:value-type="float">
            <text:p>4364541</text:p>
          </table:table-cell>
          <table:table-cell office:value-type="float" office:value="1393" calcext:value-type="float">
            <text:p>1393</text:p>
          </table:table-cell>
          <table:table-cell office:value-type="float" office:value="3133" calcext:value-type="float">
            <text:p>313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461000" calcext:value-type="float">
            <text:p>7461000</text:p>
          </table:table-cell>
          <table:table-cell office:value-type="float" office:value="961" calcext:value-type="float">
            <text:p>961</text:p>
          </table:table-cell>
          <table:table-cell office:value-type="float" office:value="7764" calcext:value-type="float">
            <text:p>77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ami</text:p>
          </table:table-cell>
          <table:table-cell office:value-type="string" calcext:value-type="string">
            <text:p> United States</text:p>
          </table:table-cell>
          <table:table-cell office:value-type="float" office:value="6036000" calcext:value-type="float">
            <text:p>6.04E+06</text:p>
          </table:table-cell>
          <table:table-cell office:value-type="string" calcext:value-type="string">
            <text:p>City</text:p>
          </table:table-cell>
          <table:table-cell office:value-type="float" office:value="470914" calcext:value-type="float">
            <text:p>4709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,069</text:p>
            <text:p>[30]</text:p>
          </table:table-cell>
          <table:table-cell office:value-type="float" office:value="6158824" calcext:value-type="float">
            <text:p>6158824</text:p>
          </table:table-cell>
          <table:table-cell office:value-type="float" office:value="15890" calcext:value-type="float">
            <text:p>15890</text:p>
          </table:table-cell>
          <table:table-cell office:value-type="float" office:value="388" calcext:value-type="float">
            <text:p>388</text:p>
          </table:table-cell>
          <table:table-cell office:value-type="float" office:value="6212000" calcext:value-type="float">
            <text:p>6212000</text:p>
          </table:table-cell>
          <table:table-cell office:value-type="float" office:value="3313" calcext:value-type="float">
            <text:p>3313</text:p>
          </table:table-cell>
          <table:table-cell office:value-type="float" office:value="1875" calcext:value-type="float">
            <text:p>187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elo Horizonte</text:p>
          </table:table-cell>
          <table:table-cell office:value-type="string" calcext:value-type="string">
            <text:p> Brazil</text:p>
          </table:table-cell>
          <table:table-cell office:value-type="float" office:value="5972000" calcext:value-type="float">
            <text:p>5.97E+06</text:p>
          </table:table-cell>
          <table:table-cell office:value-type="string" calcext:value-type="string">
            <text:p>City</text:p>
          </table:table-cell>
          <table:table-cell office:value-type="float" office:value="2502557" calcext:value-type="float">
            <text:p>2502557</text:p>
          </table:table-cell>
          <table:table-cell office:value-type="float" office:value="331" calcext:value-type="float">
            <text:p>331</text:p>
          </table:table-cell>
          <table:table-cell office:value-type="float" office:value="7563" calcext:value-type="float">
            <text:p>7563</text:p>
          </table:table-cell>
          <table:table-cell office:value-type="float" office:value="5156217" calcext:value-type="float">
            <text:p>5156217</text:p>
          </table:table-cell>
          <table:table-cell office:value-type="float" office:value="9459" calcext:value-type="float">
            <text:p>9459</text:p>
          </table:table-cell>
          <table:table-cell office:value-type="float" office:value="545" calcext:value-type="float">
            <text:p>545</text:p>
          </table:table-cell>
          <table:table-cell office:value-type="float" office:value="5159000" calcext:value-type="float">
            <text:p>5159000</text:p>
          </table:table-cell>
          <table:table-cell office:value-type="float" office:value="1288" calcext:value-type="float">
            <text:p>1288</text:p>
          </table:table-cell>
          <table:table-cell office:value-type="float" office:value="4005" calcext:value-type="float">
            <text:p>400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ingapore</text:p>
          </table:table-cell>
          <table:table-cell office:value-type="string" calcext:value-type="string">
            <text:p> Singapore</text:p>
          </table:table-cell>
          <table:table-cell office:value-type="float" office:value="5792000" calcext:value-type="float">
            <text:p>5.79E+06</text:p>
          </table:table-cell>
          <table:table-cell office:value-type="string" calcext:value-type="string">
            <text:p>Country</text:p>
          </table:table-cell>
          <table:table-cell office:value-type="float" office:value="5638700" calcext:value-type="float">
            <text:p>5638700</text:p>
          </table:table-cell>
          <table:table-cell office:value-type="float" office:value="726" calcext:value-type="float">
            <text:p>726</text:p>
          </table:table-cell>
          <table:table-cell office:value-type="float" office:value="7770" calcext:value-type="float">
            <text:p>777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271000" calcext:value-type="float">
            <text:p>5271000</text:p>
          </table:table-cell>
          <table:table-cell office:value-type="float" office:value="1287" calcext:value-type="float">
            <text:p>1287</text:p>
          </table:table-cell>
          <table:table-cell office:value-type="float" office:value="4096" calcext:value-type="float">
            <text:p>409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hiladelphia</text:p>
          </table:table-cell>
          <table:table-cell office:value-type="string" calcext:value-type="string">
            <text:p> United States</text:p>
          </table:table-cell>
          <table:table-cell office:value-type="float" office:value="5695000" calcext:value-type="float">
            <text:p>5.70E+06</text:p>
          </table:table-cell>
          <table:table-cell office:value-type="string" calcext:value-type="string">
            <text:p>Consolidated city-county</text:p>
          </table:table-cell>
          <table:table-cell office:value-type="float" office:value="1526006" calcext:value-type="float">
            <text:p>1526006</text:p>
          </table:table-cell>
          <table:table-cell office:value-type="float" office:value="370" calcext:value-type="float">
            <text:p>370</text:p>
          </table:table-cell>
          <table:table-cell office:value-type="float" office:value="4129" calcext:value-type="float">
            <text:p>4129</text:p>
          </table:table-cell>
          <table:table-cell office:value-type="float" office:value="6096120" calcext:value-type="float">
            <text:p>609612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697000" calcext:value-type="float">
            <text:p>5697000</text:p>
          </table:table-cell>
          <table:table-cell office:value-type="float" office:value="5429" calcext:value-type="float">
            <text:p>5429</text:p>
          </table:table-cell>
          <table:table-cell office:value-type="float" office:value="1049" calcext:value-type="float">
            <text:p>104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tlanta</text:p>
          </table:table-cell>
          <table:table-cell office:value-type="string" calcext:value-type="string">
            <text:p> United States</text:p>
          </table:table-cell>
          <table:table-cell office:value-type="float" office:value="5572000" calcext:value-type="float">
            <text:p>5.57E+06</text:p>
          </table:table-cell>
          <table:table-cell office:value-type="string" calcext:value-type="string">
            <text:p>City</text:p>
          </table:table-cell>
          <table:table-cell office:value-type="float" office:value="420003" calcext:value-type="float">
            <text:p>420003</text:p>
          </table:table-cell>
          <table:table-cell office:value-type="float" office:value="354" calcext:value-type="float">
            <text:p>354</text:p>
          </table:table-cell>
          <table:table-cell office:value-type="float" office:value="1186" calcext:value-type="float">
            <text:p>1186</text:p>
          </table:table-cell>
          <table:table-cell office:value-type="float" office:value="5949951" calcext:value-type="float">
            <text:p>5949951</text:p>
          </table:table-cell>
          <table:table-cell office:value-type="float" office:value="21690" calcext:value-type="float">
            <text:p>21690</text:p>
          </table:table-cell>
          <table:table-cell office:value-type="float" office:value="274" calcext:value-type="float">
            <text:p>274</text:p>
          </table:table-cell>
          <table:table-cell office:value-type="float" office:value="5434000" calcext:value-type="float">
            <text:p>5434000</text:p>
          </table:table-cell>
          <table:table-cell office:value-type="float" office:value="7400" calcext:value-type="float">
            <text:p>7400</text:p>
          </table:table-cell>
          <table:table-cell office:value-type="float" office:value="734" calcext:value-type="float">
            <text:p>73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ukuoka</text:p>
          </table:table-cell>
          <table:table-cell office:value-type="string" calcext:value-type="string">
            <text:p> Japan</text:p>
          </table:table-cell>
          <table:table-cell office:value-type="float" office:value="5551000" calcext:value-type="float">
            <text:p>5.55E+06</text:p>
          </table:table-cell>
          <table:table-cell office:value-type="string" calcext:value-type="string">
            <text:p>Designated city</text:p>
          </table:table-cell>
          <table:table-cell office:value-type="float" office:value="1588924" calcext:value-type="float">
            <text:p>1588924</text:p>
          </table:table-cell>
          <table:table-cell office:value-type="float" office:value="343" calcext:value-type="float">
            <text:p>343</text:p>
          </table:table-cell>
          <table:table-cell office:value-type="float" office:value="4627" calcext:value-type="float">
            <text:p>4627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505" calcext:value-type="float">
            <text:p>505</text:p>
          </table:table-cell>
          <table:table-cell office:value-type="float" office:value="4515" calcext:value-type="float">
            <text:p>45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hartoum</text:p>
          </table:table-cell>
          <table:table-cell office:value-type="string" calcext:value-type="string">
            <text:p> Sudan</text:p>
          </table:table-cell>
          <table:table-cell office:value-type="float" office:value="5534000" calcext:value-type="float">
            <text:p>5.53E+06</text:p>
          </table:table-cell>
          <table:table-cell office:value-type="string" calcext:value-type="string">
            <text:p>N/A</text:p>
          </table:table-cell>
          <table:table-cell office:value-type="float" office:value="639598" calcext:value-type="float">
            <text:p>639598</text:p>
          </table:table-cell>
          <table:table-cell office:value-type="float" office:value="22142" calcext:value-type="float">
            <text:p>22142</text:p>
          </table:table-cell>
          <table:table-cell office:value-type="float" office:value="29" calcext:value-type="float">
            <text:p>29</text:p>
          </table:table-cell>
          <table:table-cell office:value-type="float" office:value="5274321" calcext:value-type="float">
            <text:p>527432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17000" calcext:value-type="float">
            <text:p>6017000</text:p>
          </table:table-cell>
          <table:table-cell office:value-type="float" office:value="1031" calcext:value-type="float">
            <text:p>1031</text:p>
          </table:table-cell>
          <table:table-cell office:value-type="float" office:value="5836" calcext:value-type="float">
            <text:p>58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rcelona</text:p>
          </table:table-cell>
          <table:table-cell office:value-type="string" calcext:value-type="string">
            <text:p> Spain</text:p>
          </table:table-cell>
          <table:table-cell office:value-type="float" office:value="5494000" calcext:value-type="float">
            <text:p>5.49E+06</text:p>
          </table:table-cell>
          <table:table-cell office:value-type="string" calcext:value-type="string">
            <text:p>Municipality</text:p>
          </table:table-cell>
          <table:table-cell office:value-type="float" office:value="1620343" calcext:value-type="float">
            <text:p>16203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5,980</text:p>
            <text:p>[96]</text:p>
          </table:table-cell>
          <table:table-cell office:value-type="string" calcext:value-type="string">
            <text:p>5,474,482</text:p>
            <text:p>[97]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735000" calcext:value-type="float">
            <text:p>4735000</text:p>
          </table:table-cell>
          <table:table-cell office:value-type="float" office:value="1072" calcext:value-type="float">
            <text:p>1072</text:p>
          </table:table-cell>
          <table:table-cell office:value-type="float" office:value="4417" calcext:value-type="float">
            <text:p>4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Johannesburg</text:p>
          </table:table-cell>
          <table:table-cell office:value-type="string" calcext:value-type="string">
            <text:p> South Africa</text:p>
          </table:table-cell>
          <table:table-cell office:value-type="float" office:value="5486000" calcext:value-type="float">
            <text:p>5.49E+06</text:p>
          </table:table-cell>
          <table:table-cell office:value-type="string" calcext:value-type="string">
            <text:p>Metropolitan municipality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4167000" calcext:value-type="float">
            <text:p>14167000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3,507[98]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aint Petersburg</text:p>
          </table:table-cell>
          <table:table-cell office:value-type="string" calcext:value-type="string">
            <text:p> Russia</text:p>
          </table:table-cell>
          <table:table-cell office:value-type="float" office:value="5383000" calcext:value-type="float">
            <text:p>5.38E+06</text:p>
          </table:table-cell>
          <table:table-cell office:value-type="string" calcext:value-type="string">
            <text:p>Federal city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5207000" calcext:value-type="float">
            <text:p>5207000</text:p>
          </table:table-cell>
          <table:table-cell office:value-type="float" office:value="1373" calcext:value-type="float">
            <text:p>1373</text:p>
          </table:table-cell>
          <table:table-cell office:value-type="float" office:value="3792" calcext:value-type="float">
            <text:p>379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Qingdao</text:p>
          </table:table-cell>
          <table:table-cell office:value-type="string" calcext:value-type="string">
            <text:p> China</text:p>
          </table:table-cell>
          <table:table-cell office:value-type="float" office:value="5381000" calcext:value-type="float">
            <text:p>5.38E+06</text:p>
          </table:table-cell>
          <table:table-cell office:value-type="string" calcext:value-type="string">
            <text:p>City (sub-provincial)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232000" calcext:value-type="float">
            <text:p>6232000</text:p>
          </table:table-cell>
          <table:table-cell office:value-type="float" office:value="1655" calcext:value-type="float">
            <text:p>1655</text:p>
          </table:table-cell>
          <table:table-cell office:value-type="float" office:value="3766" calcext:value-type="float">
            <text:p>376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alian</text:p>
          </table:table-cell>
          <table:table-cell office:value-type="string" calcext:value-type="string">
            <text:p> China</text:p>
          </table:table-cell>
          <table:table-cell office:value-type="float" office:value="5300000" calcext:value-type="float">
            <text:p>5.30E+06</text:p>
          </table:table-cell>
          <table:table-cell office:value-type="string" calcext:value-type="string">
            <text:p>City (sub-provincial)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994000" calcext:value-type="float">
            <text:p>3994000</text:p>
          </table:table-cell>
          <table:table-cell office:value-type="float" office:value="987" calcext:value-type="float">
            <text:p>987</text:p>
          </table:table-cell>
          <table:table-cell office:value-type="float" office:value="4047" calcext:value-type="float">
            <text:p>40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shington metropolitan area</text:p>
          </table:table-cell>
          <table:table-cell office:value-type="string" calcext:value-type="string">
            <text:p> United States</text:p>
          </table:table-cell>
          <table:table-cell office:value-type="float" office:value="5207000" calcext:value-type="float">
            <text:p>5.21E+06</text:p>
          </table:table-cell>
          <table:table-cell office:value-type="string" calcext:value-type="string">
            <text:p>Federal district</text:p>
          </table:table-cell>
          <table:table-cell office:value-type="float" office:value="702455" calcext:value-type="float">
            <text:p>70245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3,969</text:p>
            <text:p>[30]</text:p>
          </table:table-cell>
          <table:table-cell office:value-type="float" office:value="6263245" calcext:value-type="float">
            <text:p>6263245</text:p>
          </table:table-cell>
          <table:table-cell office:value-type="float" office:value="17009" calcext:value-type="float">
            <text:p>17009</text:p>
          </table:table-cell>
          <table:table-cell office:value-type="string" calcext:value-type="string">
            <text:p>368</text:p>
            <text:p>[99]</text:p>
          </table:table-cell>
          <table:table-cell office:value-type="float" office:value="7583000" calcext:value-type="float">
            <text:p>7583000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1,378</text:p>
            <text:p>[r]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Yangon</text:p>
          </table:table-cell>
          <table:table-cell office:value-type="string" calcext:value-type="string">
            <text:p> Myanmar</text:p>
          </table:table-cell>
          <table:table-cell office:value-type="float" office:value="5157000" calcext:value-type="float">
            <text:p>5.16E+06</text:p>
          </table:table-cell>
          <table:table-cell office:value-type="string" calcext:value-type="string">
            <text:p>City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497000" calcext:value-type="float">
            <text:p>6497000</text:p>
          </table:table-cell>
          <table:table-cell office:value-type="float" office:value="603" calcext:value-type="float">
            <text:p>603</text:p>
          </table:table-cell>
          <table:table-cell office:value-type="float" office:value="10774" calcext:value-type="float">
            <text:p>1077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lexandria</text:p>
          </table:table-cell>
          <table:table-cell office:value-type="string" calcext:value-type="string">
            <text:p> Egypt</text:p>
          </table:table-cell>
          <table:table-cell office:value-type="float" office:value="5086000" calcext:value-type="float">
            <text:p>5.09E+06</text:p>
          </table:table-cell>
          <table:table-cell office:value-type="string" calcext:value-type="string">
            <text:p>Urban governorate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4857000" calcext:value-type="float">
            <text:p>4857000</text:p>
          </table:table-cell>
          <table:table-cell office:value-type="float" office:value="293" calcext:value-type="float">
            <text:p>293</text:p>
          </table:table-cell>
          <table:table-cell office:value-type="float" office:value="16577" calcext:value-type="float">
            <text:p>1657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Jinan</text:p>
          </table:table-cell>
          <table:table-cell office:value-type="string" calcext:value-type="string">
            <text:p> China</text:p>
          </table:table-cell>
          <table:table-cell office:value-type="float" office:value="5052000" calcext:value-type="float">
            <text:p>5.05E+06</text:p>
          </table:table-cell>
          <table:table-cell office:value-type="string" calcext:value-type="string">
            <text:p>City (sub-provincial)</text:p>
          </table:table-cell>
          <table:table-cell office:value-type="float" office:value="8700000" calcext:value-type="float">
            <text:p>8700000</text:p>
          </table:table-cell>
          <table:table-cell office:value-type="float" office:value="10244" calcext:value-type="float">
            <text:p>10244</text:p>
          </table:table-cell>
          <table:table-cell office:value-type="float" office:value="849" calcext:value-type="float">
            <text:p>84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381000" calcext:value-type="float">
            <text:p>4381000</text:p>
          </table:table-cell>
          <table:table-cell office:value-type="float" office:value="798" calcext:value-type="float">
            <text:p>798</text:p>
          </table:table-cell>
          <table:table-cell office:value-type="float" office:value="5490" calcext:value-type="float">
            <text:p>549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Guadalajara</text:p>
          </table:table-cell>
          <table:table-cell office:value-type="string" calcext:value-type="string">
            <text:p> Mexico</text:p>
          </table:table-cell>
          <table:table-cell office:value-type="float" office:value="5023000" calcext:value-type="float">
            <text:p>5.02E+06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SUM([.C3:.C82])" office:value-type="float" office:value="816564000" calcext:value-type="float">
            <text:p>8.17E+08</text:p>
          </table:table-cell>
          <table:table-cell table:number-columns-repeated="102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06:25:01.302000000</meta:creation-date>
    <dc:date>2022-06-03T22:48:41.032000000</dc:date>
    <meta:editing-duration>PT16H13M29S</meta:editing-duration>
    <meta:editing-cycles>1</meta:editing-cycles>
    <meta:document-statistic meta:table-count="1" meta:cell-count="1047" meta:object-count="80"/>
    <meta:generator>LibreOffice/5.2.0.4$Windows_x86 LibreOffice_project/066b007f5ebcc236395c7d282ba488bca6720265</meta:generator>
  </office:meta>
</office:document-meta>
</file>